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5" style:family="paragraph" style:parent-style-name="Standard"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6" style:family="paragraph" style:parent-style-name="Standard"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text-properties style:text-underline-style="none"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11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start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erartors</text:p>
      <text:p text:style-name="P1"/>
      <text:p text:style-name="P1"/>
      <text:p text:style-name="P3">1)<text:tab/><text:span text:style-name="T4">main() </text:span></text:p>
      <text:p text:style-name="P9"><text:tab/>{ </text:p>
      <text:p text:style-name="P9"><text:tab/>float y; </text:p>
      <text:p text:style-name="P9"><text:tab/>y=198.7631; </text:p>
      <text:p text:style-name="P9"><text:tab/>printf("%7.2f",y); </text:p>
      <text:p text:style-name="P9"><text:tab/>}</text:p>
      <text:p text:style-name="P9"/>
      <text:p text:style-name="P9">2)<text:tab/>main() </text:p>
      <text:p text:style-name="P9"><text:tab/>{ </text:p>
      <text:p text:style-name="P9"><text:tab/>char x=-130; </text:p>
      <text:p text:style-name="P9"><text:tab/>char y=-5; </text:p>
      <text:p text:style-name="P9"><text:tab/>printf("%d",x+y); </text:p>
      <text:p text:style-name="P9"><text:tab/>}</text:p>
      <text:p text:style-name="P9"/>
      <text:p text:style-name="P9">3)<text:tab/>main() </text:p>
      <text:p text:style-name="P9"><text:tab/>{ </text:p>
      <text:p text:style-name="P9"><text:tab/>int a=250; </text:p>
      <text:p text:style-name="P9"><text:tab/>printf("%4d\n",a); </text:p>
      <text:p text:style-name="P9"><text:tab/>}</text:p>
      <text:p text:style-name="P9"/>
      <text:p text:style-name="P9">4)<text:tab/>main() </text:p>
      <text:p text:style-name="Standard"><text:tab/>{ </text:p>
      <text:p text:style-name="Standard"><text:tab/>int x='a'; </text:p>
      <text:p text:style-name="Standard"><text:tab/>printf("%d\n",x); </text:p>
      <text:p text:style-name="P9"><text:tab/>}</text:p>
      <text:p text:style-name="P5"><text:tab/></text:p>
      <text:p text:style-name="P4"><text:span text:style-name="T2">5)</text:span><text:span text:style-name="T1"><text:tab/></text:span><text:span text:style-name="T2">main() </text:span></text:p>
      <text:p text:style-name="P11"><text:tab/>{ </text:p>
      <text:p text:style-name="P11"><text:tab/>printf("%d",out); </text:p>
      <text:p text:style-name="P11"><text:tab/>int out=100; </text:p>
      <text:p text:style-name="P6"><text:tab/>}</text:p>
      <text:p text:style-name="P3"/>
      <text:p text:style-name="P3"><text:span text:style-name="T3">6)</text:span><text:span text:style-name="T3"><text:tab/>main() </text:span></text:p>
      <text:p text:style-name="Standard"><text:tab/>{ </text:p>
      <text:p text:style-name="Standard"><text:tab/>char not; </text:p>
      <text:p text:style-name="Standard"><text:tab/>not=120; </text:p>
      <text:p text:style-name="Standard"><text:tab/>printf("%x\n",not); </text:p>
      <text:p text:style-name="P6"><text:tab/>}</text:p>
      <text:p text:style-name="P3"/>
      <text:p text:style-name="P3"><text:span text:style-name="T3">7)</text:span><text:span text:style-name="T3"><text:tab/>main() </text:span></text:p>
      <text:p text:style-name="Standard"><text:tab/>{ </text:p>
      <text:p text:style-name="Standard"><text:tab/>int a=1,b=2,c=3; </text:p>
      <text:p text:style-name="Standard"><text:tab/>printf("%d %d %d"); </text:p>
      <text:p text:style-name="Standard"><text:tab/>}</text:p>
      <text:p text:style-name="P3"/>
      <text:p text:style-name="P3"><text:soft-page-break/><text:span text:style-name="T3">8)</text:span><text:span text:style-name="T3"><text:tab/>main() </text:span></text:p>
      <text:p text:style-name="Standard"><text:tab/>{ </text:p>
      <text:p text:style-name="Standard"><text:tab/>int a=34; </text:p>
      <text:p text:style-name="Standard"><text:tab/>printf("%d %i %p",a,a,a,a); </text:p>
      <text:p text:style-name="P6"><text:tab/>}</text:p>
      <text:p text:style-name="P3"/>
      <text:p text:style-name="P3"><text:span text:style-name="T3">9)<text:tab/></text:span><text:span text:style-name="T3">main() </text:span></text:p>
      <text:p text:style-name="Standard"><text:tab/>{ </text:p>
      <text:p text:style-name="Standard"><text:tab/>int m=10; </text:p>
      <text:p text:style-name="Standard"><text:tab/>int x=printf("%d",m); </text:p>
      <text:p text:style-name="Standard"><text:tab/>printf("%d",x); </text:p>
      <text:p text:style-name="P6"><text:tab/>}</text:p>
      <text:p text:style-name="P6"/>
      <text:p text:style-name="P6">10)<text:tab/>main() </text:p>
      <text:p text:style-name="Standard"><text:tab/>{ </text:p>
      <text:p text:style-name="Standard"><text:tab/>int x='A'; </text:p>
      <text:p text:style-name="Standard"><text:tab/>printf("%02x",x); </text:p>
      <text:p text:style-name="P6"><text:tab/>}</text:p>
      <text:p text:style-name="P6"/>
      <text:p text:style-name="P6">11)<text:tab/>main() </text:p>
      <text:p text:style-name="Standard"><text:tab/>{ </text:p>
      <text:p text:style-name="Standard"><text:tab/>char b='a'; </text:p>
      <text:p text:style-name="Standard"><text:tab/>printf("%02x",b); </text:p>
      <text:p text:style-name="P6"><text:tab/>}</text:p>
      <text:p text:style-name="P6"/>
      <text:p text:style-name="Standard">12)<text:tab/>main() </text:p>
      <text:p text:style-name="Standard"><text:tab/>{ </text:p>
      <text:p text:style-name="Standard"><text:tab/>char a=2*2*2+2; </text:p>
      <text:p text:style-name="Standard"><text:tab/>printf("%d",a); </text:p>
      <text:p text:style-name="Standard"><text:tab/>}</text:p>
      <text:p text:style-name="Standard"/>
      <text:p text:style-name="Standard">13)<text:tab/>main() </text:p>
      <text:p text:style-name="Standard"><text:tab/>{ </text:p>
      <text:p text:style-name="Standard"><text:tab/>unsigned char x=-1; </text:p>
      <text:p text:style-name="Standard"><text:tab/>printf("%02x",x); </text:p>
      <text:p text:style-name="P6"><text:tab/>}</text:p>
      <text:p text:style-name="P6"/>
      <text:p text:style-name="P6">14)<text:tab/>main() </text:p>
      <text:p text:style-name="Standard"><text:tab/>{ </text:p>
      <text:p text:style-name="Standard"><text:tab/>char x='AB'; </text:p>
      <text:p text:style-name="Standard"><text:tab/>printf("%c",x); </text:p>
      <text:p text:style-name="Standard"><text:tab/>}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5)<text:tab/>main() </text:p>
      <text:p text:style-name="Standard"><text:tab/>{ </text:p>
      <text:p text:style-name="Standard"><text:tab/>int (x)=10; </text:p>
      <text:p text:style-name="Standard"><text:tab/>printf("%d",x); </text:p>
      <text:p text:style-name="P6"><text:tab/>}</text:p>
      <text:p text:style-name="P6"/>
      <text:p text:style-name="P6">16)<text:tab/>main() </text:p>
      <text:p text:style-name="Standard"><text:tab/>{ </text:p>
      <text:p text:style-name="Standard"><text:tab/>int a=(10,20); </text:p>
      <text:p text:style-name="Standard"><text:tab/>printf("%d",a%1); </text:p>
      <text:p text:style-name="P6"><text:tab/>}</text:p>
      <text:p text:style-name="P6"/>
      <text:p text:style-name="P6">17)<text:tab/>main() </text:p>
      <text:p text:style-name="Standard"><text:tab/>{ </text:p>
      <text:p text:style-name="Standard"><text:tab/>unsigned char c=290; </text:p>
      <text:p text:style-name="Standard"><text:tab/>printf("%d",c); </text:p>
      <text:p text:style-name="P6"><text:tab/>}</text:p>
      <text:p text:style-name="P6"/>
      <text:p text:style-name="P6">18)<text:tab/>main() </text:p>
      <text:p text:style-name="Standard"><text:tab/>{ </text:p>
      <text:p text:style-name="Standard"><text:tab/>int a=23; </text:p>
      <text:p text:style-name="Standard"><text:tab/>; </text:p>
      <text:p text:style-name="Standard"><text:tab/>;printf("%d",a); </text:p>
      <text:p text:style-name="Standard"><text:tab/>; </text:p>
      <text:p text:style-name="P6"><text:tab/>}</text:p>
      <text:p text:style-name="P6"/>
      <text:p text:style-name="Standard">19)<text:tab/>main() </text:p>
      <text:p text:style-name="Standard"><text:tab/>{ </text:p>
      <text:p text:style-name="Standard"><text:tab/>int x=256; </text:p>
      <text:p text:style-name="Standard"><text:tab/>char ch=x; </text:p>
      <text:p text:style-name="Standard"><text:tab/>printf("%d",ch); </text:p>
      <text:p text:style-name="Standard"><text:tab/>}</text:p>
      <text:p text:style-name="Standard"/>
      <text:p text:style-name="Standard">20)<text:tab/>main() </text:p>
      <text:p text:style-name="Standard"><text:tab/>{ </text:p>
      <text:p text:style-name="Standard"><text:tab/>printf("%d %d",4.5,5); </text:p>
      <text:p text:style-name="Standard"><text:tab/>}</text:p>
      <text:p text:style-name="Standard"/>
      <text:p text:style-name="Standard">21)<text:tab/>main() </text:p>
      <text:p text:style-name="Standard"><text:tab/>{ </text:p>
      <text:p text:style-name="Standard"><text:tab/>printf("%d",(long double*)200+1); </text:p>
      <text:p text:style-name="Standard"><text:tab/>}</text:p>
      <text:p text:style-name="Standard"/>
      <text:p text:style-name="Standard">22)<text:tab/>main() </text:p>
      <text:p text:style-name="Standard"><text:tab/>{ </text:p>
      <text:p text:style-name="Standard"><text:tab/>printf("%%d,5"); </text:p>
      <text:p text:style-name="Standard"><text:tab/>}</text:p>
      <text:p text:style-name="Standard"/>
      <text:p text:style-name="Standard"><text:soft-page-break/>23)<text:tab/>main() </text:p>
      <text:p text:style-name="Standard"><text:tab/>{ </text:p>
      <text:p text:style-name="Standard"><text:tab/>char x=-130; </text:p>
      <text:p text:style-name="Standard"><text:tab/>char y=-5; </text:p>
      <text:p text:style-name="Standard"><text:tab/>printf("%i",x+y); </text:p>
      <text:p text:style-name="P6"><text:tab/>}</text:p>
      <text:p text:style-name="P6"/>
      <text:p text:style-name="Standard"><text:span text:style-name="T6">24)</text:span><text:tab/>main() </text:p>
      <text:p text:style-name="Standard"><text:tab/>{ </text:p>
      <text:p text:style-name="Standard"><text:tab/>unsigned char x=200; </text:p>
      <text:p text:style-name="Standard"><text:tab/>char y=140; </text:p>
      <text:p text:style-name="Standard"><text:tab/>printf("%d",x+y); </text:p>
      <text:p text:style-name="P6"><text:tab/>}</text:p>
      <text:p text:style-name="P6"/>
      <text:p text:style-name="Standard">25)<text:tab/>main() </text:p>
      <text:p text:style-name="Standard"><text:tab/>{ </text:p>
      <text:p text:style-name="Standard"><text:tab/>char s='A'; </text:p>
      <text:p text:style-name="Standard"><text:tab/>char a='a'; </text:p>
      <text:p text:style-name="Standard"><text:tab/>printf("%d",s-a); </text:p>
      <text:p text:style-name="Standard"><text:tab/>}</text:p>
      <text:p text:style-name="Standard"/>
      <text:p text:style-name="Standard">26)<text:tab/>main() </text:p>
      <text:p text:style-name="Standard"><text:tab/>{<text:tab/> </text:p>
      <text:p text:style-name="Standard"><text:tab/>int x=266; </text:p>
      <text:p text:style-name="Standard"><text:tab/>printf("%0x",x); </text:p>
      <text:p text:style-name="Standard"><text:tab/>}</text:p>
      <text:p text:style-name="Standard"/>
      <text:p text:style-name="Standard">27)<text:tab/>main() </text:p>
      <text:p text:style-name="Standard"><text:tab/>{ </text:p>
      <text:p text:style-name="Standard"><text:tab/>printf("ab/*cd*/ef"); </text:p>
      <text:p text:style-name="Standard"><text:tab/>}</text:p>
      <text:p text:style-name="P6"/>
      <text:p text:style-name="P6">28)<text:tab/>main() </text:p>
      <text:p text:style-name="Standard"><text:tab/>{ </text:p>
      <text:p text:style-name="Standard"><text:tab/>char c='\ci'; </text:p>
      <text:p text:style-name="Standard"><text:tab/>printf("%c",c); </text:p>
      <text:p text:style-name="P6"><text:tab/>}</text:p>
      <text:p text:style-name="P6"/>
      <text:p text:style-name="Standard">29)<text:tab/>main() </text:p>
      <text:p text:style-name="Standard"><text:tab/>{ </text:p>
      <text:p text:style-name="Standard"><text:tab/>int i=3,j=2,k=1; </text:p>
      <text:p text:style-name="Standard"><text:tab/>printf("%d/%d"); </text:p>
      <text:p text:style-name="P6"><text:tab/>}</text:p>
      <text:p text:style-name="P6"/>
      <text:p text:style-name="P6"/>
      <text:p text:style-name="P6"/>
      <text:p text:style-name="P6"/>
      <text:p text:style-name="P6"><text:soft-page-break/>30)<text:tab/>main() </text:p>
      <text:p text:style-name="P9"><text:tab/>{ </text:p>
      <text:p text:style-name="P9"><text:tab/>int a=250; </text:p>
      <text:p text:style-name="P9"><text:tab/>printf("%4d\n",a); </text:p>
      <text:p text:style-name="P9"><text:tab/>}</text:p>
      <text:p text:style-name="P9"/>
      <text:p text:style-name="P9">31)<text:tab/>main() </text:p>
      <text:p text:style-name="P9"><text:tab/>{ </text:p>
      <text:p text:style-name="P9"><text:tab/>printf("%c\n",7["indialtd"]); </text:p>
      <text:p text:style-name="P6"><text:tab/>}</text:p>
      <text:p text:style-name="P6"/>
      <text:p text:style-name="P6">32)<text:tab/>main() </text:p>
      <text:p text:style-name="P9"><text:tab/>{ </text:p>
      <text:p text:style-name="P9"><text:tab/>printf("%-3d",12345); </text:p>
      <text:p text:style-name="P6"><text:tab/>}</text:p>
      <text:p text:style-name="P6"/>
      <text:p text:style-name="Standard">33)<text:tab/>main() </text:p>
      <text:p text:style-name="Standard"><text:tab/>{ </text:p>
      <text:p text:style-name="Standard"><text:tab/>printf("%3d",12345); </text:p>
      <text:p text:style-name="P6"><text:tab/>}</text:p>
      <text:p text:style-name="P6"/>
      <text:p text:style-name="Standard">34)<text:tab/>main() </text:p>
      <text:p text:style-name="Standard"><text:tab/>{ </text:p>
      <text:p text:style-name="Standard"><text:tab/>int x='a'; </text:p>
      <text:p text:style-name="Standard"><text:tab/>printf("%d\n",x); </text:p>
      <text:p text:style-name="P6"><text:tab/>}</text:p>
      <text:p text:style-name="P6"/>
      <text:p text:style-name="P6">35)<text:tab/>main() </text:p>
      <text:p text:style-name="Standard"><text:tab/>{ </text:p>
      <text:p text:style-name="Standard"><text:tab/>printf("%d",out); </text:p>
      <text:p text:style-name="Standard"><text:tab/>int out=100; </text:p>
      <text:p text:style-name="P6"><text:tab/>}</text:p>
      <text:p text:style-name="P6"/>
      <text:p text:style-name="Standard">36)<text:tab/>main() </text:p>
      <text:p text:style-name="Standard"><text:tab/>{ </text:p>
      <text:p text:style-name="Standard"><text:tab/>int i=-1; </text:p>
      <text:p text:style-name="Standard"><text:tab/>+i; </text:p>
      <text:p text:style-name="P6"><text:tab/>printf("i=%d,+i=%d\n",i,+i); </text:p>
      <text:p text:style-name="P6"><text:tab/>}</text:p>
      <text:p text:style-name="P6"/>
      <text:p text:style-name="P6">37)<text:tab/>main() </text:p>
      <text:p text:style-name="Standard"><text:tab/>{ </text:p>
      <text:p text:style-name="Standard"><text:tab/>char not; </text:p>
      <text:p text:style-name="Standard"><text:tab/>not=12; </text:p>
      <text:p text:style-name="P6"><text:tab/>printf("%d\n",not); </text:p>
      <text:p text:style-name="P6"><text:tab/>}</text:p>
      <text:p text:style-name="P6"/>
      <text:p text:style-name="P6"><text:soft-page-break/>38)<text:tab/>main() </text:p>
      <text:p text:style-name="P12"><text:tab/>{ </text:p>
      <text:p text:style-name="P12"><text:tab/>printf("%d",main); </text:p>
      <text:p text:style-name="P6"><text:tab/>}</text:p>
      <text:p text:style-name="P6"/>
      <text:p text:style-name="P6">39)<text:tab/>main() </text:p>
      <text:p text:style-name="P12"><text:tab/>{ </text:p>
      <text:p text:style-name="P12"><text:tab/>char ch=120; </text:p>
      <text:p text:style-name="P12"><text:tab/>int x; </text:p>
      <text:p text:style-name="P12"><text:tab/>printf("%d\n",x); </text:p>
      <text:p text:style-name="P12"><text:tab/>x=ch; </text:p>
      <text:p text:style-name="P12"><text:tab/>printf("%d\n",x); </text:p>
      <text:p text:style-name="P6"><text:tab/>}</text:p>
      <text:p text:style-name="P6"/>
      <text:p text:style-name="P6">40)<text:tab/>main() </text:p>
      <text:p text:style-name="P12"><text:tab/>{<text:tab/> </text:p>
      <text:p text:style-name="P12"><text:tab/>printf("%x\n",-31); </text:p>
      <text:p text:style-name="P12"><text:tab/>printf("%o\n",-31); </text:p>
      <text:p text:style-name="P6"><text:tab/>}</text:p>
      <text:p text:style-name="P6"/>
      <text:p text:style-name="P6">41)<text:tab/>main() </text:p>
      <text:p text:style-name="P12"><text:tab/>{ </text:p>
      <text:p text:style-name="P12"><text:tab/>printf("% % % % %");</text:p>
      <text:p text:style-name="P6"><text:tab/>}</text:p>
      <text:p text:style-name="P6"/>
      <text:p text:style-name="Standard"/>
      <text:p text:style-name="Standard">42)<text:tab/>main() </text:p>
      <text:p text:style-name="Standard"><text:tab/>{ </text:p>
      <text:p text:style-name="Standard"><text:tab/>printf("%d",printf("VectorIndia")); </text:p>
      <text:p text:style-name="P6"><text:tab/>}</text:p>
      <text:p text:style-name="P6"/>
      <text:p text:style-name="Standard">43)<text:tab/>main() </text:p>
      <text:p text:style-name="Standard"><text:tab/>{ </text:p>
      <text:p text:style-name="Standard"><text:tab/>printf("vectorindia.org\rok\n"); </text:p>
      <text:p text:style-name="Standard"><text:tab/>printf("vectorindia.org\b\b\bok\n"); </text:p>
      <text:p text:style-name="P6"><text:tab/>}</text:p>
      <text:p text:style-name="P6"/>
      <text:p text:style-name="Standard">44)<text:tab/>main() </text:p>
      <text:p text:style-name="Standard"><text:tab/>{ </text:p>
      <text:p text:style-name="Standard"><text:tab/>int ok=100; </text:p>
      <text:p text:style-name="Standard"><text:tab/>-100; </text:p>
      <text:p text:style-name="Standard"><text:tab/>printf("%d",ok); </text:p>
      <text:p text:style-name="P6"><text:tab/>}</text:p>
      <text:p text:style-name="P6"/>
      <text:p text:style-name="P6"/>
      <text:p text:style-name="P6"/>
      <text:p text:style-name="P6"/>
      <text:p text:style-name="P6"><text:soft-page-break/>45)<text:tab/>main() </text:p>
      <text:p text:style-name="Standard"><text:tab/>{<text:tab/> </text:p>
      <text:p text:style-name="Standard"><text:tab/>unsigned int c='aAa'; </text:p>
      <text:p text:style-name="Standard"><text:tab/>printf("%c",c); </text:p>
      <text:p text:style-name="P6"><text:tab/>}</text:p>
      <text:p text:style-name="P6"/>
      <text:p text:style-name="P6"/>
      <text:p text:style-name="P6">46)<text:tab/>main() </text:p>
      <text:p text:style-name="Standard"><text:tab/>{ </text:p>
      <text:p text:style-name="Standard"><text:tab/>printf("VectorIndia\t\rchennai"); </text:p>
      <text:p text:style-name="P6"><text:tab/>}</text:p>
      <text:p text:style-name="P6"/>
      <text:p text:style-name="P6">47)<text:tab/>main() </text:p>
      <text:p text:style-name="Standard"><text:tab/>{ </text:p>
      <text:p text:style-name="Standard"><text:tab/>int x=0xFFFB; </text:p>
      <text:p text:style-name="Standard"><text:tab/>printf("%d",x); </text:p>
      <text:p text:style-name="P6"><text:tab/>}</text:p>
      <text:p text:style-name="P6"/>
      <text:p text:style-name="P6">48)<text:tab/>main() </text:p>
      <text:p text:style-name="Standard"><text:tab/>{ </text:p>
      <text:p text:style-name="Standard"><text:tab/>float x=3.2; </text:p>
      <text:p text:style-name="Standard"><text:tab/>float y=2.2; </text:p>
      <text:p text:style-name="Standard"><text:tab/>printf("%.2f",x/y); </text:p>
      <text:p text:style-name="P6"><text:tab/>}</text:p>
      <text:p text:style-name="P6"/>
      <text:p text:style-name="P6">49)<text:tab/>main() </text:p>
      <text:p text:style-name="Standard"><text:tab/>{ </text:p>
      <text:p text:style-name="Standard"><text:tab/>int i=15; </text:p>
      <text:p text:style-name="Standard"><text:tab/>printf("%dvector"+1,i)+1; </text:p>
      <text:p text:style-name="P6"><text:tab/>}</text:p>
      <text:p text:style-name="P6"/>
      <text:p text:style-name="Standard">50)<text:tab/>main() </text:p>
      <text:p text:style-name="Standard"><text:tab/>{ </text:p>
      <text:p text:style-name="Standard"><text:tab/>printf(5+"VectorIndia"); </text:p>
      <text:p text:style-name="Standard"><text:tab/>}</text:p>
      <text:p text:style-name="Standard"/>
      <text:p text:style-name="Standard">51)<text:tab/>main() </text:p>
      <text:p text:style-name="Standard"><text:tab/>{ </text:p>
      <text:p text:style-name="Standard"><text:tab/>printf("%c ",5["VectorIndia"]); </text:p>
      <text:p text:style-name="Standard"><text:tab/>}</text:p>
      <text:p text:style-name="Standard"/>
      <text:p text:style-name="Standard">52)<text:tab/>main() </text:p>
      <text:p text:style-name="Standard"><text:tab/>{ </text:p>
      <text:p text:style-name="Standard"><text:tab/>printf("Hello World %d\n"); </text:p>
      <text:p text:style-name="Standard"><text:tab/>}</text:p>
      <text:p text:style-name="Standard"/>
      <text:p text:style-name="Standard"/>
      <text:p text:style-name="Standard"><text:soft-page-break/>53)<text:tab/>main() </text:p>
      <text:p text:style-name="Standard"><text:tab/>{ </text:p>
      <text:p text:style-name="Standard"><text:tab/>int main=3; </text:p>
      <text:p text:style-name="Standard"><text:tab/>printf("%d",main); </text:p>
      <text:p text:style-name="Standard"><text:tab/>}</text:p>
      <text:p text:style-name="Standard"/>
      <text:p text:style-name="Standard">54)<text:tab/>main() </text:p>
      <text:p text:style-name="Standard"><text:tab/>{ </text:p>
      <text:p text:style-name="Standard"><text:tab/>printf("crazyfor\code\n"); </text:p>
      <text:p text:style-name="P6"><text:tab/>}</text:p>
      <text:p text:style-name="P6"/>
      <text:p text:style-name="Standard">55) <text:s/><text:tab/>Determine which of the following is an invalid character constant</text:p>
      <text:p text:style-name="Standard"><text:tab/>a)'\a'<text:tab/><text:tab/>b)'T'</text:p>
      <text:p text:style-name="P6"><text:tab/>c)'\0'<text:tab/><text:tab/>d)'/n'<text:tab/></text:p>
      <text:p text:style-name="P6"/>
      <text:p text:style-name="P6">56)<text:tab/>main() </text:p>
      <text:p text:style-name="Standard"><text:tab/>{ </text:p>
      <text:p text:style-name="Standard"><text:tab/>printf("\nab"); </text:p>
      <text:p text:style-name="Standard"><text:tab/>printf("\bsi"); </text:p>
      <text:p text:style-name="Standard"><text:tab/>printf("\rha"); </text:p>
      <text:p text:style-name="P6"><text:tab/>}</text:p>
      <text:p text:style-name="P6"/>
      <text:p text:style-name="P6">57)<text:tab/>which is the correct name of a variale? </text:p>
      <text:p text:style-name="Standard"/>
      <text:p text:style-name="Standard"><text:tab/>(A)-var <text:tab/> (B)var-1<text:tab/> (C)_var<text:tab/> <text:s/>(D)var_1 </text:p>
      <text:p text:style-name="Standard"/>
      <text:p text:style-name="P6"><text:tab/>1.only(A) <text:tab/>2.only(B) <text:tab/>3.Both(A)&amp;(B)<text:tab/> 4.Both(C)&amp;(D)</text:p>
      <text:p text:style-name="P6"/>
      <text:p text:style-name="P6">58)<text:tab/>main() </text:p>
      <text:p text:style-name="Standard"><text:tab/>{ </text:p>
      <text:p text:style-name="Standard"><text:tab/>int a=100; </text:p>
      <text:p text:style-name="Standard"><text:tab/>printf("%d"+1,a); </text:p>
      <text:p text:style-name="Standard"><text:tab/>printf("%d"+3,a); </text:p>
      <text:p text:style-name="P6"><text:tab/>}</text:p>
      <text:p text:style-name="P6"/>
      <text:p text:style-name="P6">59)<text:tab/>Which is the valid identifier(Variable name) to store student age? </text:p>
      <text:p text:style-name="Standard"/>
      <text:p text:style-name="P6"><text:tab/>1.int student-age <text:tab/>2.int student_age <text:tab/>3.int -age <text:tab/>4.int _age </text:p>
      <text:p text:style-name="P6"/>
      <text:p text:style-name="P6">60)<text:tab/>Which of the following can have different meaning in different contexts? </text:p>
      <text:p text:style-name="Standard"/>
      <text:p text:style-name="P6"><text:tab/>(A)&amp;<text:tab/>(B)*<text:tab/>(C)Both A &amp; B <text:tab/>(D)None of These </text:p>
      <text:p text:style-name="P6"/>
      <text:p text:style-name="P6">61)<text:tab/>Is it possible to run program without main() function? </text:p>
      <text:p text:style-name="Standard"/>
      <text:p text:style-name="P6">62)<text:tab/>How many main() function we can have in our project?</text:p>
      <text:p text:style-name="P6"/>
      <text:p text:style-name="P6"><text:soft-page-break/>63)<text:tab/>main() </text:p>
      <text:p text:style-name="P9"><text:tab/>{ </text:p>
      <text:p text:style-name="P9"><text:tab/>int a; </text:p>
      <text:p text:style-name="P9"><text:tab/>a=015 + 0x71 +5; </text:p>
      <text:p text:style-name="P9"><text:tab/>printf("%d",a); </text:p>
      <text:p text:style-name="P6"><text:tab/>}</text:p>
      <text:p text:style-name="P6"/>
      <text:p text:style-name="P6">64)<text:tab/>main() </text:p>
      <text:p text:style-name="P9"><text:tab/>{ </text:p>
      <text:p text:style-name="P9"><text:tab/>float y; </text:p>
      <text:p text:style-name="P9"><text:tab/>y=198.7631; </text:p>
      <text:p text:style-name="P9"><text:tab/>printf("%7.2f",y); </text:p>
      <text:p text:style-name="P6"><text:tab/>}</text:p>
      <text:p text:style-name="Standard"/>
      <text:p text:style-name="Standard"/>
      <text:p text:style-name="Standard">65)<text:tab/>main()</text:p>
      <text:p text:style-name="Standard"><text:tab/>{</text:p>
      <text:p text:style-name="Standard"><text:tab/>int x,y=2,z,a;</text:p>
      <text:p text:style-name="Standard"><text:tab/>x=y*=2 + (z=a=y)</text:p>
      <text:p text:style-name="Standard"><text:tab/>printf(“%d\n”,x);</text:p>
      <text:p text:style-name="P6"><text:tab/>}</text:p>
      <text:p text:style-name="P6"/>
      <text:p text:style-name="P6">66)<text:tab/>main() </text:p>
      <text:p text:style-name="Standard"><text:tab/>{ </text:p>
      <text:p text:style-name="Standard"><text:tab/>printf("%d",main); </text:p>
      <text:p text:style-name="P6"><text:tab/>}</text:p>
      <text:p text:style-name="P6"/>
      <text:p text:style-name="P6">67)<text:tab/>main() </text:p>
      <text:p text:style-name="P12"><text:tab/>{ </text:p>
      <text:p text:style-name="P12"><text:tab/>int x=0x12; </text:p>
      <text:p text:style-name="P12"><text:tab/>int y=012; </text:p>
      <text:p text:style-name="P12"><text:tab/>int z=12; </text:p>
      <text:p text:style-name="P12"><text:tab/>printf("%x\n",x+y*z); </text:p>
      <text:p text:style-name="P12"><text:tab/>printf("%d\n",x-y*z); </text:p>
      <text:p text:style-name="P12"><text:tab/>printf("%d\n",x*y*z); </text:p>
      <text:p text:style-name="P6"><text:tab/>}</text:p>
      <text:p text:style-name="P6"/>
      <text:p text:style-name="P12">68)<text:tab/>main() </text:p>
      <text:p text:style-name="P12"><text:tab/>{ </text:p>
      <text:p text:style-name="P12"><text:tab/>int a=1,b=2; </text:p>
      <text:p text:style-name="P12"><text:tab/>a+=b-=a; </text:p>
      <text:p text:style-name="P12"><text:tab/>printf("%d %d\n",a,b); </text:p>
      <text:p text:style-name="P7"><text:tab/>}</text:p>
      <text:p text:style-name="P7"/>
      <text:p text:style-name="P12"/>
      <text:p text:style-name="P12"/>
      <text:p text:style-name="P12"/>
      <text:p text:style-name="P12"><text:soft-page-break/>69)<text:tab/>main() </text:p>
      <text:p text:style-name="P12"><text:tab/>{ </text:p>
      <text:p text:style-name="P12"><text:tab/>int x=2,y=2; </text:p>
      <text:p text:style-name="P12"><text:tab/>float f=y+x/=x/y; </text:p>
      <text:p text:style-name="P12"><text:tab/>printf("%d %d",x,y); </text:p>
      <text:p text:style-name="P7"><text:tab/>}</text:p>
      <text:p text:style-name="P7"/>
      <text:p text:style-name="P7">70)<text:tab/>main() </text:p>
      <text:p text:style-name="P12"><text:tab/>{ </text:p>
      <text:p text:style-name="P12"><text:tab/>int a=5*3+2-4; </text:p>
      <text:p text:style-name="P12"><text:tab/>printf("%d",a); </text:p>
      <text:p text:style-name="P7"><text:tab/>}</text:p>
      <text:p text:style-name="P12">71)<text:tab/>main() </text:p>
      <text:p text:style-name="P12"><text:tab/>{ </text:p>
      <text:p text:style-name="P12"><text:tab/>double b=3%0; </text:p>
      <text:p text:style-name="P12"><text:tab/>printf("lf",b); </text:p>
      <text:p text:style-name="P7"><text:tab/>}</text:p>
      <text:p text:style-name="P7"/>
      <text:p text:style-name="P7">72)<text:tab/>main() </text:p>
      <text:p text:style-name="Standard"><text:tab/>{ </text:p>
      <text:p text:style-name="Standard"><text:tab/>int a,b,c; </text:p>
      <text:p text:style-name="Standard"><text:tab/>a=0x10; </text:p>
      <text:p text:style-name="Standard"><text:tab/>b=010; </text:p>
      <text:p text:style-name="Standard"><text:tab/>c=a+b; </text:p>
      <text:p text:style-name="Standard"><text:tab/>printf("%d",c); </text:p>
      <text:p text:style-name="P7"><text:tab/>}</text:p>
      <text:p text:style-name="P7"/>
      <text:p text:style-name="P7">73)<text:tab/>main() </text:p>
      <text:p text:style-name="Standard"><text:tab/>{ </text:p>
      <text:p text:style-name="Standard"><text:tab/>int a=15; </text:p>
      <text:p text:style-name="Standard"><text:tab/>float b=1.1234; </text:p>
      <text:p text:style-name="Standard"><text:tab/>printf("*f",a,b); </text:p>
      <text:p text:style-name="P7"><text:tab/>}</text:p>
      <text:p text:style-name="P7"/>
      <text:p text:style-name="Standard"/>
      <text:p text:style-name="Standard">74)<text:tab/>main() </text:p>
      <text:p text:style-name="Standard"><text:tab/>{ </text:p>
      <text:p text:style-name="Standard"><text:tab/>float a,b; </text:p>
      <text:p text:style-name="Standard"><text:tab/>a=3.0f,b=4.0f; </text:p>
      <text:p text:style-name="Standard"><text:tab/>printf("%.0f, %.1f, %.2f",a/b,a/b,a/b); </text:p>
      <text:p text:style-name="P7"><text:tab/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75)<text:tab/>main() </text:p>
      <text:p text:style-name="Standard"><text:tab/>{ </text:p>
      <text:p text:style-name="Standard"><text:tab/>int x; </text:p>
      <text:p text:style-name="Standard"><text:tab/>x=100,30,50; </text:p>
      <text:p text:style-name="Standard"><text:tab/>printf("%d",x); </text:p>
      <text:p text:style-name="Standard"><text:tab/>x=(100,300,50); </text:p>
      <text:p text:style-name="Standard"><text:tab/>printf("%d",x); </text:p>
      <text:p text:style-name="P7"><text:tab/>}</text:p>
      <text:p text:style-name="P7"/>
      <text:p text:style-name="P7">76)<text:tab/>main() </text:p>
      <text:p text:style-name="Standard"><text:tab/>{ </text:p>
      <text:p text:style-name="Standard"><text:tab/>int x,y=2,z,a; </text:p>
      <text:p text:style-name="Standard"><text:tab/>if(x=y%2)z=2; </text:p>
      <text:p text:style-name="Standard"><text:tab/>a=2; </text:p>
      <text:p text:style-name="Standard"><text:tab/>printf("%d %d",z,x); </text:p>
      <text:p text:style-name="P7"><text:tab/>}</text:p>
      <text:p text:style-name="P7"/>
      <text:p text:style-name="P12"><text:span text:style-name="T6">77) <text:tab/></text:span>main() </text:p>
      <text:p text:style-name="P12"><text:tab/>{ </text:p>
      <text:p text:style-name="P12"><text:tab/>int a=3/-2; </text:p>
      <text:p text:style-name="P12"><text:tab/>int b=3%-2; </text:p>
      <text:p text:style-name="P12"><text:tab/>printf("a=%d b=%d",a,b); </text:p>
      <text:p text:style-name="P12"><text:tab/>}</text:p>
      <text:p text:style-name="P12"/>
      <text:p text:style-name="P12">78)<text:tab/>main() </text:p>
      <text:p text:style-name="P12"><text:tab/>{ </text:p>
      <text:p text:style-name="P12"><text:tab/>int x=2,y=2; </text:p>
      <text:p text:style-name="P12"><text:tab/>x/=x/y; </text:p>
      <text:p text:style-name="P12"><text:tab/>printf("%d\n",x); </text:p>
      <text:p text:style-name="P12"><text:tab/>}</text:p>
      <text:p text:style-name="P12"/>
      <text:p text:style-name="P12">79)<text:span text:style-name="T5"><text:tab/>main() </text:span></text:p>
      <text:p text:style-name="P9"><text:tab/>{ </text:p>
      <text:p text:style-name="P9"><text:tab/>char x=-130; </text:p>
      <text:p text:style-name="P9"><text:tab/>char y=-5; </text:p>
      <text:p text:style-name="P9"><text:tab/>printf("%d",x+y); </text:p>
      <text:p text:style-name="P9"><text:tab/>}</text:p>
      <text:p text:style-name="P9"/>
      <text:p text:style-name="P9">80)<text:tab/>main() </text:p>
      <text:p text:style-name="P12"><text:tab/>{ </text:p>
      <text:p text:style-name="P12"><text:tab/>float b; </text:p>
      <text:p text:style-name="P12"><text:tab/>b=15/2; </text:p>
      <text:p text:style-name="P12"><text:tab/>printf("%f\t",b); </text:p>
      <text:p text:style-name="P12"><text:tab/>b=(float)15/2+(15/2); </text:p>
      <text:p text:style-name="P12"><text:tab/>printf("%f\t",b); </text:p>
      <text:p text:style-name="P12"><text:tab/>}</text:p>
      <text:p text:style-name="P10"/>
      <text:p text:style-name="P10"/>
      <text:p text:style-name="Standard"><text:soft-page-break/>81)<text:tab/>#include&lt;stdio.h&gt; </text:p>
      <text:p text:style-name="Standard"><text:tab/>main() </text:p>
      <text:p text:style-name="Standard"><text:tab/>{ </text:p>
      <text:p text:style-name="Standard"><text:tab/><text:tab/>int a=10,b=2,x=0; </text:p>
      <text:p text:style-name="Standard"><text:tab/><text:tab/>x=a+b*a+10/2*a; </text:p>
      <text:p text:style-name="Standard"><text:tab/><text:tab/>printf("%d\n",x); </text:p>
      <text:p text:style-name="P10"><text:tab/>}</text:p>
      <text:p text:style-name="P10"/>
      <text:p text:style-name="P10">82)<text:tab/>main() </text:p>
      <text:p text:style-name="Standard"><text:tab/>{ </text:p>
      <text:p text:style-name="Standard"><text:tab/>int a=0x100; </text:p>
      <text:p text:style-name="Standard"><text:tab/>int b=0x100; </text:p>
      <text:p text:style-name="Standard"><text:tab/>int c=a*b; </text:p>
      <text:p text:style-name="Standard"><text:tab/>printf("%x",c); </text:p>
      <text:p text:style-name="Standard"><text:tab/>}</text:p>
      <text:p text:style-name="Standard"/>
      <text:p text:style-name="P10">83)<text:tab/>main() </text:p>
      <text:p text:style-name="P9"><text:tab/>{ </text:p>
      <text:p text:style-name="P9"><text:tab/>int x=10,y; </text:p>
      <text:p text:style-name="P9"><text:tab/>printf("%d %d %d\n",x=30,x&gt;10,x=10); </text:p>
      <text:p text:style-name="P10"><text:tab/>}</text:p>
      <text:p text:style-name="P10"/>
      <text:p text:style-name="P10"/>
      <text:p text:style-name="P10">84)<text:tab/>main() </text:p>
      <text:p text:style-name="P9"><text:tab/>{ </text:p>
      <text:p text:style-name="P9"><text:tab/>int x,y=2,z,a; </text:p>
      <text:p text:style-name="P9"><text:tab/>x=(y*=2) + (z=a=y); </text:p>
      <text:p text:style-name="P9"><text:tab/>printf("%d",x); </text:p>
      <text:p text:style-name="P10"><text:tab/>}</text:p>
      <text:p text:style-name="P10"/>
      <text:p text:style-name="P12"><text:span text:style-name="T5">8</text:span><text:span text:style-name="T5">5</text:span><text:span text:style-name="T5">)</text:span><text:tab/>main() </text:p>
      <text:p text:style-name="P12"><text:tab/>{ </text:p>
      <text:p text:style-name="P12"><text:tab/>int x=0,y=0,l; </text:p>
      <text:p text:style-name="P12"><text:tab/>int z; </text:p>
      <text:p text:style-name="P12"><text:tab/>z=y=1,l=x&amp;&amp;y; </text:p>
      <text:p text:style-name="P12"><text:tab/>printf("%d",l); </text:p>
      <text:p text:style-name="P12"><text:tab/>}</text:p>
      <text:p text:style-name="P12"/>
      <text:p text:style-name="P12">86)<text:tab/>main() </text:p>
      <text:p text:style-name="P12"><text:tab/>{ </text:p>
      <text:p text:style-name="P12"><text:tab/>int y=2; </text:p>
      <text:p text:style-name="P12"><text:tab/>int z=y+(y=10); </text:p>
      <text:p text:style-name="P12"><text:tab/>printf("%d",z); </text:p>
      <text:p text:style-name="P12"><text:tab/>}</text:p>
      <text:p text:style-name="P12"/>
      <text:p text:style-name="P12"/>
      <text:p text:style-name="P12"/>
      <text:p text:style-name="P12"/>
      <text:p text:style-name="P12"/>
      <text:p text:style-name="P12"><text:soft-page-break/>87)<text:tab/>main() </text:p>
      <text:p text:style-name="P12"><text:tab/>{ </text:p>
      <text:p text:style-name="P12"><text:tab/>char a='0'; </text:p>
      <text:p text:style-name="P12"><text:tab/>char b='m'; </text:p>
      <text:p text:style-name="P12"><text:tab/>int c=a&amp;&amp;b||'1'; </text:p>
      <text:p text:style-name="P12"><text:tab/>printf("%d",c); </text:p>
      <text:p text:style-name="P12"><text:tab/>}</text:p>
      <text:p text:style-name="P12"/>
      <text:p text:style-name="P12"/>
      <text:p text:style-name="P12">88)<text:tab/> main() </text:p>
      <text:p text:style-name="Standard"><text:tab/>{ </text:p>
      <text:p text:style-name="Standard"><text:tab/>int x=(20||40)&amp;&amp;(10); </text:p>
      <text:p text:style-name="Standard"><text:tab/>printf("x=%d\n",x); </text:p>
      <text:p text:style-name="Standard"><text:tab/>}</text:p>
      <text:p text:style-name="Standard"/>
      <text:p text:style-name="Standard">89)<text:tab/>main() </text:p>
      <text:p text:style-name="Standard"><text:tab/>{ </text:p>
      <text:p text:style-name="Standard"><text:tab/>int x; </text:p>
      <text:p text:style-name="Standard"><text:tab/>x=(printf("AA")||printf("BB")); </text:p>
      <text:p text:style-name="Standard"><text:tab/>printf("%d",x); </text:p>
      <text:p text:style-name="Standard"><text:tab/>printf("\n"); </text:p>
      <text:p text:style-name="Standard"><text:tab/>x=(printf("AA")&amp;&amp;printf("BB")); </text:p>
      <text:p text:style-name="Standard"><text:tab/>printf("%d\n",x); </text:p>
      <text:p text:style-name="Standard"><text:tab/>}</text:p>
      <text:p text:style-name="Standard"/>
      <text:p text:style-name="Standard">90)<text:tab/>main() </text:p>
      <text:p text:style-name="Standard"><text:tab/>{ </text:p>
      <text:p text:style-name="Standard"><text:tab/>int a=3,b=2; </text:p>
      <text:p text:style-name="Standard"><text:tab/>a=a==b==0; </text:p>
      <text:p text:style-name="Standard"><text:tab/>printf("%d %d",a,b); </text:p>
      <text:p text:style-name="Standard"><text:tab/>}</text:p>
      <text:p text:style-name="Standard"/>
      <text:p text:style-name="Standard">91)<text:tab/>main() </text:p>
      <text:p text:style-name="Standard"><text:tab/>{ </text:p>
      <text:p text:style-name="Standard"><text:tab/>int x=!(100,200); </text:p>
      <text:p text:style-name="Standard"><text:tab/>int y=(100,20); </text:p>
      <text:p text:style-name="Standard"><text:tab/>y=!x; </text:p>
      <text:p text:style-name="Standard"><text:tab/>printf("%d %d",x,y); </text:p>
      <text:p text:style-name="Standard"><text:tab/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92)<text:tab/>main() </text:p>
      <text:p text:style-name="Standard"><text:tab/>{ </text:p>
      <text:p text:style-name="Standard"><text:tab/>int x=60,y=200,b=2,c=160; </text:p>
      <text:p text:style-name="Standard"><text:tab/>int ex1,ex2,ex3,ex4; </text:p>
      <text:p text:style-name="Standard"><text:tab/>ex1=x&lt;y; </text:p>
      <text:p text:style-name="Standard"><text:tab/>ex2=x+y&lt;y; </text:p>
      <text:p text:style-name="Standard"><text:tab/>ex3=(x==60)&amp;&amp;(y&gt;b); </text:p>
      <text:p text:style-name="Standard"><text:tab/>ex4=!(x&gt;60); </text:p>
      <text:p text:style-name="Standard"><text:tab/>printf("%d %d %d %d",ex1,ex2,ex3,ex4); </text:p>
      <text:p text:style-name="Standard"><text:tab/>}</text:p>
      <text:p text:style-name="Standard"/>
      <text:p text:style-name="Standard">93)<text:tab/>main() </text:p>
      <text:p text:style-name="Standard"><text:tab/>{ </text:p>
      <text:p text:style-name="Standard"><text:tab/>int a=2,b=7,c=10; </text:p>
      <text:p text:style-name="Standard"><text:tab/>c=a==b; </text:p>
      <text:p text:style-name="Standard"><text:tab/>printf("%d",c); </text:p>
      <text:p text:style-name="Standard"><text:tab/>}</text:p>
      <text:p text:style-name="Standard"/>
      <text:p text:style-name="Standard">94)<text:tab/>main() </text:p>
      <text:p text:style-name="Standard"><text:tab/>{ </text:p>
      <text:p text:style-name="Standard"><text:tab/>char c=65; </text:p>
      <text:p text:style-name="Standard"><text:tab/>c=(!=c); </text:p>
      <text:p text:style-name="Standard"><text:tab/>printf("%d",c); </text:p>
      <text:p text:style-name="Standard"><text:tab/>}</text:p>
      <text:p text:style-name="Standard"/>
      <text:p text:style-name="Standard">95)<text:tab/>main() </text:p>
      <text:p text:style-name="Standard"><text:tab/>{ </text:p>
      <text:p text:style-name="Standard"><text:tab/>char not=65; </text:p>
      <text:p text:style-name="Standard"><text:tab/>not=not+(not=!not); </text:p>
      <text:p text:style-name="Standard"><text:tab/>printf("%d",not); </text:p>
      <text:p text:style-name="Standard"><text:tab/>}</text:p>
      <text:p text:style-name="Standard"/>
      <text:p text:style-name="Standard">96)<text:tab/>main() </text:p>
      <text:p text:style-name="Standard"><text:tab/>{ </text:p>
      <text:p text:style-name="Standard"><text:tab/>int a=0; </text:p>
      <text:p text:style-name="Standard"><text:tab/>int b; </text:p>
      <text:p text:style-name="Standard"><text:tab/>a=(a==(a==1)); </text:p>
      <text:p text:style-name="Standard"><text:tab/>printf("%d",a); </text:p>
      <text:p text:style-name="Standard"><text:tab/>}</text:p>
      <text:p text:style-name="Standard"/>
      <text:p text:style-name="Standard">97)<text:tab/>#include&lt;stdio.h&gt; </text:p>
      <text:p text:style-name="Standard"><text:tab/>main() </text:p>
      <text:p text:style-name="Standard"><text:tab/>{<text:tab/> </text:p>
      <text:p text:style-name="Standard"><text:tab/><text:tab/>int k; </text:p>
      <text:p text:style-name="Standard"><text:tab/><text:tab/>k=((3&lt;&lt;4)^(96&gt;&gt;1)); </text:p>
      <text:p text:style-name="Standard"><text:tab/><text:tab/>printf("%d\n",k); </text:p>
      <text:p text:style-name="Standard"><text:tab/>}<text:tab/></text:p>
      <text:p text:style-name="Standard"/>
      <text:p text:style-name="Standard"/>
      <text:p text:style-name="Standard"><text:soft-page-break/>98)<text:tab/>#include&lt;stdio.h&gt; </text:p>
      <text:p text:style-name="Standard"><text:tab/>main() </text:p>
      <text:p text:style-name="Standard"><text:tab/>{<text:tab/> </text:p>
      <text:p text:style-name="Standard"><text:tab/><text:tab/>Int x; </text:p>
      <text:p text:style-name="Standard"><text:tab/><text:tab/>x&lt;&lt;2; </text:p>
      <text:p text:style-name="Standard"><text:tab/><text:tab/>printf("%x\n",x); </text:p>
      <text:p text:style-name="Standard"><text:tab/><text:tab/>x&gt;&gt;2; </text:p>
      <text:p text:style-name="Standard"><text:tab/><text:tab/>printf("%x\n",x); </text:p>
      <text:p text:style-name="Standard"><text:tab/>}</text:p>
      <text:p text:style-name="Standard"/>
      <text:p text:style-name="Standard">99)<text:tab/>#include&lt;stdio.h&gt; </text:p>
      <text:p text:style-name="Standard"><text:tab/>main() </text:p>
      <text:p text:style-name="Standard"><text:tab/>{ </text:p>
      <text:p text:style-name="Standard"><text:tab/><text:tab/>unsigned int num=0xA01D,pos=3,bit; </text:p>
      <text:p text:style-name="Standard"><text:tab/><text:tab/>bit=(num&gt;&gt;pos)&amp;1; </text:p>
      <text:p text:style-name="Standard"><text:tab/><text:tab/>printf("%u\n",bit); </text:p>
      <text:p text:style-name="Standard"><text:tab/>} </text:p>
      <text:p text:style-name="Standard"/>
      <text:p text:style-name="Standard"/>
      <text:p text:style-name="Standard">100)<text:tab/>#include&lt;stdio.h&gt; </text:p>
      <text:p text:style-name="Standard"><text:tab/>main() </text:p>
      <text:p text:style-name="Standard"><text:tab/>{ </text:p>
      <text:p text:style-name="Standard"><text:tab/><text:tab/>int num=0xA0DF; </text:p>
      <text:p text:style-name="Standard"><text:tab/><text:tab/>int i; </text:p>
      <text:p text:style-name="Standard"><text:tab/><text:tab/>for(i=31;i&gt;=0;i--) </text:p>
      <text:p text:style-name="Standard"><text:tab/><text:tab/>printf("%d",(num&gt;&gt;i)&amp;1); </text:p>
      <text:p text:style-name="Standard"><text:tab/><text:tab/>printf("\n"); </text:p>
      <text:p text:style-name="Standard"><text:tab/>}</text:p>
      <text:p text:style-name="Standard"/>
      <text:p text:style-name="Standard">101)<text:tab/> #include&lt;stdio.h&gt; </text:p>
      <text:p text:style-name="Standard"><text:tab/>main() </text:p>
      <text:p text:style-name="Standard"><text:tab/>{ </text:p>
      <text:p text:style-name="Standard"><text:tab/><text:tab/>int x=245; </text:p>
      <text:p text:style-name="Standard"><text:tab/><text:tab/>x=~(~x); </text:p>
      <text:p text:style-name="Standard"><text:tab/><text:tab/>printf("%d\n",x); </text:p>
      <text:p text:style-name="Standard"><text:tab/><text:tab/>x=~(~x); </text:p>
      <text:p text:style-name="Standard"><text:tab/><text:tab/>printf("%d\n",x); </text:p>
      <text:p text:style-name="Standard"><text:tab/>}</text:p>
      <text:p text:style-name="Standard"/>
      <text:p text:style-name="Standard"/>
      <text:p text:style-name="Standard"/>
      <text:p text:style-name="Standard"/>
      <text:p text:style-name="Standard">102)<text:tab/>#include&lt;stdio.h&gt; </text:p>
      <text:p text:style-name="Standard"><text:tab/>main() </text:p>
      <text:p text:style-name="Standard"><text:tab/>{ </text:p>
      <text:p text:style-name="Standard"><text:tab/><text:tab/>unsigned int m=32; </text:p>
      <text:p text:style-name="Standard"><text:tab/><text:tab/>printf("%x\n",~m); <text:s/></text:p>
      <text:p text:style-name="Standard"><text:tab/>}</text:p>
      <text:p text:style-name="Standard"/>
      <text:p text:style-name="Standard"><text:soft-page-break/>103)<text:tab/>#include&lt;stdio.h&gt; </text:p>
      <text:p text:style-name="Standard"><text:tab/>main() </text:p>
      <text:p text:style-name="Standard"><text:tab/>{ </text:p>
      <text:p text:style-name="Standard"><text:tab/><text:tab/>unsigned short int a=0xffff; </text:p>
      <text:p text:style-name="Standard"><text:tab/><text:tab/>~a; </text:p>
      <text:p text:style-name="Standard"><text:tab/><text:tab/>printf("%x\n",a); </text:p>
      <text:p text:style-name="Standard"><text:tab/>}</text:p>
      <text:p text:style-name="Standard"/>
      <text:p text:style-name="Standard"/>
      <text:p text:style-name="Standard">104)<text:tab/>#include&lt;stdio.h&gt; </text:p>
      <text:p text:style-name="Standard"><text:s/><text:tab/>main() </text:p>
      <text:p text:style-name="Standard"><text:tab/>{ </text:p>
      <text:p text:style-name="Standard"><text:tab/><text:tab/>unsigned int a,b,c,d,e,f; </text:p>
      <text:p text:style-name="Standard"><text:tab/><text:tab/>a=b=c=d=e=f=32; </text:p>
      <text:p text:style-name="Standard"><text:tab/><text:tab/>a&lt;&lt;=2; </text:p>
      <text:p text:style-name="Standard"><text:tab/><text:tab/>b&gt;&gt;=2; </text:p>
      <text:p text:style-name="Standard"><text:tab/><text:tab/>c^=2; </text:p>
      <text:p text:style-name="Standard"><text:tab/><text:tab/>d|=2; </text:p>
      <text:p text:style-name="Standard"><text:tab/><text:tab/>e&amp;=2; </text:p>
      <text:p text:style-name="Standard"><text:tab/><text:tab/>f~=2; </text:p>
      <text:p text:style-name="Standard"><text:tab/><text:tab/>printf("%x %x %x %x %x %x\n",a,b,c,d,e,f); </text:p>
      <text:p text:style-name="Standard"><text:tab/>}</text:p>
      <text:p text:style-name="Standard"/>
      <text:p text:style-name="Standard">105) <text:tab/>Bitwise operators can be used to generate random numbers? </text:p>
      <text:p text:style-name="Standard"/>
      <text:p text:style-name="Standard">106)<text:tab/>#include&lt;stdio.h&gt; </text:p>
      <text:p text:style-name="Standard"><text:tab/>main() </text:p>
      <text:p text:style-name="Standard"><text:tab/>{ </text:p>
      <text:p text:style-name="Standard"><text:tab/><text:tab/>int a=7,b=4,c=2; </text:p>
      <text:p text:style-name="Standard"><text:tab/><text:tab/>printf("a|b&amp;c=%d\n",a|b&amp;c); </text:p>
      <text:p text:style-name="Standard"><text:tab/>} </text:p>
      <text:p text:style-name="Standard"/>
      <text:p text:style-name="Standard">107)<text:tab/>#include&lt;stdio.h&gt; </text:p>
      <text:p text:style-name="Standard"><text:tab/>main() </text:p>
      <text:p text:style-name="Standard"><text:tab/>{ </text:p>
      <text:p text:style-name="Standard"><text:tab/><text:tab/>int i=4,j=8; </text:p>
      <text:p text:style-name="Standard"><text:tab/><text:tab/>printf("%d %d %d\n",i|j&amp;j|i,i|j&amp;&amp;j|i,i^j); </text:p>
      <text:p text:style-name="Standard"><text:tab/>}</text:p>
      <text:p text:style-name="Standard"/>
      <text:p text:style-name="Standard">108)<text:tab/>#include&lt;stdio.h&gt; </text:p>
      <text:p text:style-name="Standard"><text:tab/>main() </text:p>
      <text:p text:style-name="Standard"><text:tab/>{ </text:p>
      <text:p text:style-name="Standard"><text:tab/><text:tab/>char var=0x04; </text:p>
      <text:p text:style-name="Standard"><text:tab/><text:tab/>var=var&amp;0x04; </text:p>
      <text:p text:style-name="Standard"><text:tab/><text:tab/>printf("%d\n",var); </text:p>
      <text:p text:style-name="Standard"><text:tab/><text:tab/>var!=0&amp;01; </text:p>
      <text:p text:style-name="Standard"><text:tab/><text:tab/>printf("%d\n",var); </text:p>
      <text:p text:style-name="Standard"><text:tab/>}</text:p>
      <text:p text:style-name="Standard"/>
      <text:p text:style-name="Standard"><text:soft-page-break/>109)<text:tab/>#include&lt;stdio.h&gt; </text:p>
      <text:p text:style-name="Standard"><text:tab/>main() </text:p>
      <text:p text:style-name="Standard"><text:tab/>{ </text:p>
      <text:p text:style-name="Standard"><text:tab/><text:tab/>char var=0x04; </text:p>
      <text:p text:style-name="Standard"><text:tab/><text:tab/>var=var|0x04; </text:p>
      <text:p text:style-name="Standard"><text:tab/><text:tab/>printf("%d\n",var); </text:p>
      <text:p text:style-name="Standard"><text:tab/><text:tab/>var!=var|0x01; </text:p>
      <text:p text:style-name="Standard"><text:tab/><text:tab/>printf("%d\n",var); </text:p>
      <text:p text:style-name="Standard"><text:tab/>} </text:p>
      <text:p text:style-name="Standard"/>
      <text:p text:style-name="Standard">110)<text:tab/>#include&lt;stdio.h&gt; </text:p>
      <text:p text:style-name="Standard"><text:tab/>main() </text:p>
      <text:p text:style-name="Standard"><text:tab/>{ </text:p>
      <text:p text:style-name="Standard"><text:tab/><text:tab/>char flag=0x0f; </text:p>
      <text:p text:style-name="Standard"><text:tab/><text:tab/>flag&amp;=~0x02; </text:p>
      <text:p text:style-name="Standard"><text:tab/><text:tab/>printf("%d\n",flag); </text:p>
      <text:p text:style-name="Standard"><text:tab/>} </text:p>
      <text:p text:style-name="Standard"/>
      <text:p text:style-name="Standard">111)<text:tab/>#include&lt;stdio.h&gt; </text:p>
      <text:p text:style-name="Standard"><text:tab/>main() </text:p>
      <text:p text:style-name="Standard"><text:tab/>{ </text:p>
      <text:p text:style-name="Standard"><text:tab/><text:tab/>unsigned char flag=0x0f; </text:p>
      <text:p text:style-name="Standard"><text:tab/><text:tab/>flag&amp;=0x02 | 0x0f; </text:p>
      <text:p text:style-name="Standard"><text:tab/><text:tab/>printf("%x\n",flag); </text:p>
      <text:p text:style-name="Standard"><text:tab/>} </text:p>
      <text:p text:style-name="Standard"/>
      <text:p text:style-name="Standard">112)<text:tab/>#include&lt;stdio.h&gt; </text:p>
      <text:p text:style-name="Standard"><text:tab/>main() </text:p>
      <text:p text:style-name="Standard"><text:tab/>{ </text:p>
      <text:p text:style-name="Standard"><text:tab/><text:tab/>float flag=0x0f; </text:p>
      <text:p text:style-name="Standard"><text:tab/><text:tab/>flag|=0xff^0xff; </text:p>
      <text:p text:style-name="Standard"><text:tab/><text:tab/>printf("%o\n",flag); </text:p>
      <text:p text:style-name="Standard"><text:tab/>}</text:p>
      <text:p text:style-name="Standard"/>
      <text:p text:style-name="Standard">113)<text:tab/>#include&lt;stdio.h&gt; </text:p>
      <text:p text:style-name="Standard"><text:tab/>main() </text:p>
      <text:p text:style-name="Standard"><text:tab/>{ </text:p>
      <text:p text:style-name="Standard"><text:tab/><text:tab/>int i=4,j=8; </text:p>
      <text:p text:style-name="Standard"><text:tab/><text:tab/>printf("%d %d\n",i|j &amp; j|i,i|j &amp;&amp; j|i); </text:p>
      <text:p text:style-name="Standard"><text:tab/>}</text:p>
      <text:p text:style-name="Standard"/>
      <text:p text:style-name="Standard">114)<text:tab/>#include&lt;stdio.h&gt; </text:p>
      <text:p text:style-name="Standard"><text:tab/>main() </text:p>
      <text:p text:style-name="Standard"><text:tab/>{ </text:p>
      <text:p text:style-name="Standard"><text:tab/><text:tab/>printf("%d\n",1&lt;&lt;2 + 3&lt;&lt;4); </text:p>
      <text:p text:style-name="Standard"><text:tab/>}</text:p>
      <text:p text:style-name="Standard"/>
      <text:p text:style-name="Standard"/>
      <text:p text:style-name="Standard"/>
      <text:p text:style-name="Standard"><text:soft-page-break/>115)<text:tab/>#include&lt;stdio.h&gt; </text:p>
      <text:p text:style-name="Standard"><text:tab/>main() </text:p>
      <text:p text:style-name="Standard"><text:tab/>{ </text:p>
      <text:p text:style-name="Standard"><text:tab/><text:tab/>int y=0; </text:p>
      <text:p text:style-name="Standard"><text:tab/><text:tab/>int x=(~y==1); </text:p>
      <text:p text:style-name="Standard"><text:tab/><text:tab/>printf("%d\n",x); </text:p>
      <text:p text:style-name="Standard"><text:tab/>}</text:p>
      <text:p text:style-name="Standard"/>
      <text:p text:style-name="Standard">116)<text:tab/>#include&lt;stdio.h&gt; </text:p>
      <text:p text:style-name="Standard"><text:tab/>main() </text:p>
      <text:p text:style-name="Standard"><text:tab/>{ </text:p>
      <text:p text:style-name="Standard"><text:tab/><text:tab/>int i=258; </text:p>
      <text:p text:style-name="Standard"><text:tab/><text:tab/>printf("%x\n",i&gt;&gt;8); </text:p>
      <text:p text:style-name="Standard"><text:tab/>}</text:p>
      <text:p text:style-name="Standard"/>
      <text:p text:style-name="Standard">117)<text:tab/>#include&lt;stdio.h&gt; </text:p>
      <text:p text:style-name="Standard"><text:tab/>main() </text:p>
      <text:p text:style-name="Standard"><text:tab/>{ </text:p>
      <text:p text:style-name="Standard"><text:tab/><text:tab/>int r; </text:p>
      <text:p text:style-name="Standard"><text:tab/><text:tab/>int a=2,b=3; </text:p>
      <text:p text:style-name="Standard"><text:tab/><text:tab/>r=b^((a^b)&amp;~(a&lt;b)); </text:p>
      <text:p text:style-name="Standard"><text:tab/><text:tab/>printf("%d\n",r); </text:p>
      <text:p text:style-name="Standard"><text:tab/>}</text:p>
      <text:p text:style-name="Standard"/>
      <text:p text:style-name="Standard">118)<text:tab/>#include&lt;stdio.h&gt; </text:p>
      <text:p text:style-name="Standard"><text:tab/>main() </text:p>
      <text:p text:style-name="Standard"><text:tab/>{ </text:p>
      <text:p text:style-name="Standard"><text:tab/>unsigned int i=10; </text:p>
      <text:p text:style-name="Standard"><text:tab/>i=(i&lt;&lt;1)+i+(i&gt;&gt;1); </text:p>
      <text:p text:style-name="Standard"><text:tab/>printf("%d\n",i); </text:p>
      <text:p text:style-name="Standard"><text:tab/>}</text:p>
      <text:p text:style-name="Standard"/>
      <text:p text:style-name="Standard">119)<text:tab/>#include&lt;stdio.h&gt; </text:p>
      <text:p text:style-name="Standard"><text:tab/>main() </text:p>
      <text:p text:style-name="Standard"><text:tab/>{ </text:p>
      <text:p text:style-name="Standard"><text:tab/>unsigned int n=-4; </text:p>
      <text:p text:style-name="Standard"><text:tab/>printf("%d\n",~n); </text:p>
      <text:p text:style-name="Standard"><text:tab/>}</text:p>
      <text:p text:style-name="Standard"/>
      <text:p text:style-name="Standard">120)<text:tab/>#include&lt;stdio.h&gt; </text:p>
      <text:p text:style-name="Standard"><text:tab/>main() </text:p>
      <text:p text:style-name="Standard"><text:tab/>{ </text:p>
      <text:p text:style-name="Standard"><text:tab/>int n=0; </text:p>
      <text:p text:style-name="Standard"><text:tab/>n=!(n&amp;1); </text:p>
      <text:p text:style-name="Standard"><text:tab/>printf("%d\n",n); </text:p>
      <text:p text:style-name="Standard"><text:tab/>}</text:p>
      <text:p text:style-name="Standard"/>
      <text:p text:style-name="Standard"/>
      <text:p text:style-name="Standard"/>
      <text:p text:style-name="Standard"><text:soft-page-break/>121)<text:tab/>#include&lt;stdio.h&gt; </text:p>
      <text:p text:style-name="Standard"><text:tab/>main() </text:p>
      <text:p text:style-name="Standard"><text:tab/>{ </text:p>
      <text:p text:style-name="Standard"><text:tab/>int a=16; </text:p>
      <text:p text:style-name="Standard"><text:tab/>a=!a&gt;15; </text:p>
      <text:p text:style-name="Standard"><text:tab/>printf("%x\n",a); </text:p>
      <text:p text:style-name="Standard"><text:tab/>}</text:p>
      <text:p text:style-name="Standard"/>
      <text:p text:style-name="Standard">122)<text:span text:style-name="T5"><text:tab/>main() </text:span></text:p>
      <text:p text:style-name="P9"><text:tab/>{ </text:p>
      <text:p text:style-name="P9"><text:tab/>int x=7; </text:p>
      <text:p text:style-name="P9"><text:tab/>x=(x&lt;&lt;=x%2); </text:p>
      <text:p text:style-name="P9"><text:tab/>printf("%d",x); </text:p>
      <text:p text:style-name="P9"><text:tab/>}</text:p>
      <text:p text:style-name="P9">123)<text:tab/>main() </text:p>
      <text:p text:style-name="P9"><text:tab/>{<text:tab/> </text:p>
      <text:p text:style-name="P9"><text:tab/>int n=0xfffd; </text:p>
      <text:p text:style-name="P9"><text:tab/>printf("%x\n",n&amp;1); </text:p>
      <text:p text:style-name="P9"><text:tab/>}</text:p>
      <text:p text:style-name="P9"/>
      <text:p text:style-name="P9">124)<text:tab/>main() </text:p>
      <text:p text:style-name="P9"><text:tab/>{ </text:p>
      <text:p text:style-name="P9"><text:tab/>printf("%d %d\n",4&gt;&gt;1,8&gt;&gt;1); </text:p>
      <text:p text:style-name="P9"><text:tab/>}</text:p>
      <text:p text:style-name="P9"/>
      <text:p text:style-name="P9">125)<text:tab/>main() </text:p>
      <text:p text:style-name="P9"><text:tab/>{ </text:p>
      <text:p text:style-name="P9"><text:tab/>int i=258; </text:p>
      <text:p text:style-name="P9"><text:tab/>char c1=i; </text:p>
      <text:p text:style-name="P9"><text:tab/>char c2=i&gt;&gt;8; </text:p>
      <text:p text:style-name="P9"><text:tab/>printf("%d %d %d",c1,c2,c1+c2); </text:p>
      <text:p text:style-name="P9"><text:tab/>}</text:p>
      <text:p text:style-name="P9"/>
      <text:p text:style-name="P9">126)<text:tab/>main() </text:p>
      <text:p text:style-name="P9"><text:tab/>{ </text:p>
      <text:p text:style-name="P9"><text:tab/>unsigned char t=0xff; </text:p>
      <text:p text:style-name="P9"><text:tab/>printf("%d",t&gt;&gt;5); </text:p>
      <text:p text:style-name="P9"><text:tab/>}</text:p>
      <text:p text:style-name="P9"/>
      <text:p text:style-name="P13"><text:span text:style-name="T5">127)</text:span><text:tab/>Which amongest following expression uses bitwise operator?</text:p>
      <text:p text:style-name="Standard"><text:tab/>a)a++<text:tab/><text:tab/>b)!a&gt;5</text:p>
      <text:p text:style-name="Standard"><text:tab/>c)a|b<text:tab/><text:tab/>d)a!=b</text:p>
      <text:p text:style-name="Standard"/>
      <text:p text:style-name="Standard">128)<text:tab/>main() </text:p>
      <text:p text:style-name="Standard"><text:tab/>{ </text:p>
      <text:p text:style-name="Standard"><text:tab/>printf("%x",-1&lt;&lt;4); </text:p>
      <text:p text:style-name="Standard"><text:tab/>}</text:p>
      <text:p text:style-name="Standard"/>
      <text:p text:style-name="Standard"/>
      <text:p text:style-name="Standard"><text:soft-page-break/>129)<text:tab/>main() </text:p>
      <text:p text:style-name="P12"><text:tab/>{ </text:p>
      <text:p text:style-name="P12"><text:tab/>int a=0xff; </text:p>
      <text:p text:style-name="P12"><text:tab/>int c=0xff&lt;&lt;4&gt;&gt;8; </text:p>
      <text:p text:style-name="P12"><text:tab/>printf("%d\n",c); </text:p>
      <text:p text:style-name="P12"><text:tab/>}</text:p>
      <text:p text:style-name="P12"/>
      <text:p text:style-name="P12">130)<text:tab/>main() </text:p>
      <text:p text:style-name="P12"><text:tab/>{ </text:p>
      <text:p text:style-name="P12"><text:tab/>int x=1,y=2; </text:p>
      <text:p text:style-name="P12"><text:tab/>int z=x&amp;y==2; </text:p>
      <text:p text:style-name="P12"><text:tab/>printf("%d",z); </text:p>
      <text:p text:style-name="P12"><text:tab/>}</text:p>
      <text:p text:style-name="P12"/>
      <text:p text:style-name="P12">131)<text:tab/>main() </text:p>
      <text:p text:style-name="P12"><text:tab/>{ </text:p>
      <text:p text:style-name="P12"><text:tab/>int x=2,y=2; </text:p>
      <text:p text:style-name="P12"><text:tab/>int z=x^y&amp;1; </text:p>
      <text:p text:style-name="P12"><text:tab/>printf("%d",z); </text:p>
      <text:p text:style-name="P12"><text:tab/>}</text:p>
      <text:p text:style-name="P12"/>
      <text:p text:style-name="P12">132)<text:tab/>main() </text:p>
      <text:p text:style-name="P12"><text:tab/>{ </text:p>
      <text:p text:style-name="P12"><text:tab/>int x=0,y=2; </text:p>
      <text:p text:style-name="P12"><text:tab/>int z=~x&amp;y; </text:p>
      <text:p text:style-name="P12"><text:tab/>printf("%d",z); </text:p>
      <text:p text:style-name="P12"><text:tab/>}</text:p>
      <text:p text:style-name="P12"/>
      <text:p text:style-name="P12">133)<text:tab/>main() </text:p>
      <text:p text:style-name="P12"><text:tab/>{ </text:p>
      <text:p text:style-name="P12"><text:tab/>int b=5&amp;4&amp;6; </text:p>
      <text:p text:style-name="P12"><text:tab/>printf("%d",b); </text:p>
      <text:p text:style-name="P12"><text:tab/>}</text:p>
      <text:p text:style-name="P12"/>
      <text:p text:style-name="P12">134)<text:tab/>main() </text:p>
      <text:p text:style-name="Standard"><text:tab/>{ </text:p>
      <text:p text:style-name="Standard"><text:tab/>int a=0; </text:p>
      <text:p text:style-name="Standard"><text:tab/>a=5||2|1; </text:p>
      <text:p text:style-name="Standard"><text:tab/>printf("%d",a); </text:p>
      <text:p text:style-name="Standard"><text:tab/>}</text:p>
      <text:p text:style-name="Standard"/>
      <text:p text:style-name="Standard">135)<text:tab/>main() </text:p>
      <text:p text:style-name="Standard"><text:tab/>{ </text:p>
      <text:p text:style-name="Standard"><text:tab/>char x=-49; </text:p>
      <text:p text:style-name="Standard"><text:tab/>printf("%c",~x); </text:p>
      <text:p text:style-name="Standard"><text:tab/>}</text:p>
      <text:p text:style-name="Standard"/>
      <text:p text:style-name="Standard"/>
      <text:p text:style-name="Standard"/>
      <text:p text:style-name="Standard"><text:soft-page-break/>136)<text:tab/>main() </text:p>
      <text:p text:style-name="Standard"><text:tab/>{ </text:p>
      <text:p text:style-name="Standard"><text:tab/>int x=-350u; </text:p>
      <text:p text:style-name="Standard"><text:tab/>char y=-145u; </text:p>
      <text:p text:style-name="Standard"><text:tab/>printf("%u",x+=y); </text:p>
      <text:p text:style-name="Standard"><text:tab/>}</text:p>
      <text:p text:style-name="Standard"/>
      <text:p text:style-name="Standard">137)<text:tab/>main() </text:p>
      <text:p text:style-name="Standard"><text:tab/>{ </text:p>
      <text:p text:style-name="Standard"><text:tab/>printf("%d",~1^~0); </text:p>
      <text:p text:style-name="Standard"><text:tab/>}</text:p>
      <text:p text:style-name="Standard"/>
      <text:p text:style-name="Standard">138)<text:tab/>main() </text:p>
      <text:p text:style-name="Standard"><text:tab/>{ </text:p>
      <text:p text:style-name="Standard"><text:tab/>int c=--2; </text:p>
      <text:p text:style-name="Standard"><text:tab/>printf("%d",c); </text:p>
      <text:p text:style-name="Standard"><text:tab/>}</text:p>
      <text:p text:style-name="Standard"/>
      <text:p text:style-name="Standard"/>
      <text:p text:style-name="Standard">139)<text:tab/>main() </text:p>
      <text:p text:style-name="Standard"><text:tab/>{ </text:p>
      <text:p text:style-name="Standard"><text:tab/>int i=10; </text:p>
      <text:p text:style-name="Standard"><text:tab/>i=!i&gt;14; </text:p>
      <text:p text:style-name="Standard"><text:tab/>printf("%d",i); </text:p>
      <text:p text:style-name="Standard"><text:tab/>}</text:p>
      <text:p text:style-name="Standard"/>
      <text:p text:style-name="Standard">140)<text:tab/>main() </text:p>
      <text:p text:style-name="Standard"><text:tab/>{ </text:p>
      <text:p text:style-name="Standard"><text:tab/>printf("%d",1&lt;&lt;2+3&lt;&lt;4); </text:p>
      <text:p text:style-name="Standard"><text:tab/>}</text:p>
      <text:p text:style-name="Standard"/>
      <text:p text:style-name="Standard">141) <text:s/>Which bitwise operator is suitable turning on particulal bit in a number?</text:p>
      <text:p text:style-name="Standard"/>
      <text:p text:style-name="Standard">142)<text:tab/>#include&lt;stdio.h&gt; </text:p>
      <text:p text:style-name="Standard"><text:tab/>main() </text:p>
      <text:p text:style-name="Standard"><text:tab/>{ </text:p>
      <text:p text:style-name="Standard"><text:tab/>unsigned int x=0xffff; </text:p>
      <text:p text:style-name="Standard"><text:tab/>~x; </text:p>
      <text:p text:style-name="Standard"><text:tab/>printf("%x\n",x); </text:p>
      <text:p text:style-name="Standard"><text:tab/>}</text:p>
      <text:p text:style-name="Standard"/>
      <text:p text:style-name="Standard">143)<text:tab/>#include&lt;stdio.h&gt; </text:p>
      <text:p text:style-name="Standard"><text:tab/>main() </text:p>
      <text:p text:style-name="Standard"><text:tab/>{ </text:p>
      <text:p text:style-name="Standard"><text:tab/>unsigned int x; </text:p>
      <text:p text:style-name="Standard"><text:tab/>x=(64 &gt;&gt; (2+1-2)) &amp; (~(1&lt;&lt;2)); </text:p>
      <text:p text:style-name="Standard"><text:tab/>printf("%d\n",x); </text:p>
      <text:p text:style-name="Standard"><text:tab/>}'</text:p>
      <text:p text:style-name="Standard"/>
      <text:p text:style-name="Standard"><text:soft-page-break/>144)<text:tab/>#include&lt;stdio.h&gt; </text:p>
      <text:p text:style-name="Standard"><text:tab/>main() </text:p>
      <text:p text:style-name="Standard"><text:tab/>{ </text:p>
      <text:p text:style-name="Standard"><text:tab/><text:tab/>int a=1; </text:p>
      <text:p text:style-name="Standard"><text:tab/><text:tab/>int b=1; </text:p>
      <text:p text:style-name="Standard"><text:tab/><text:tab/>int c= a || --b; </text:p>
      <text:p text:style-name="Standard"><text:tab/><text:tab/>int d= a-- &amp;&amp; --b; </text:p>
      <text:p text:style-name="Standard"><text:tab/><text:tab/>printf("a=%d b=%d c=%d d=%d\n",a,b,c,d); </text:p>
      <text:p text:style-name="Standard"><text:tab/>}</text:p>
      <text:p text:style-name="Standard"/>
      <text:p text:style-name="Standard">145)<text:tab/>main() </text:p>
      <text:p text:style-name="P12"><text:tab/>{ </text:p>
      <text:p text:style-name="P12"><text:tab/>int x=2,y=0; </text:p>
      <text:p text:style-name="P12"><text:tab/>int z=y&amp;&amp;(y|=10); </text:p>
      <text:p text:style-name="P12"><text:tab/>printf("z=%d\n",z); </text:p>
      <text:p text:style-name="Standard"><text:tab/>}</text:p>
      <text:p text:style-name="Standard"/>
      <text:p text:style-name="Standard">146)<text:tab/><text:span text:style-name="T5">main() </text:span></text:p>
      <text:p text:style-name="P9"><text:tab/>{ </text:p>
      <text:p text:style-name="P9"><text:tab/>int i=5,j=10,k=15; </text:p>
      <text:p text:style-name="P9"><text:tab/>printf("%d\n",sizeof(k/=i+j)); </text:p>
      <text:p text:style-name="P9"><text:tab/>printf("%d\n",k); </text:p>
      <text:p text:style-name="P8"><text:tab/>} </text:p>
      <text:p text:style-name="Standard"/>
      <text:p text:style-name="Standard">147)<text:span text:style-name="T5"><text:tab/>main() </text:span></text:p>
      <text:p text:style-name="P9"><text:tab/>{ </text:p>
      <text:p text:style-name="P9"><text:tab/>printf("%d %d %d\n",sizeof(3.4),sizeof(3.4f),sizeof(3.142)); </text:p>
      <text:p text:style-name="P9"><text:tab/>}</text:p>
      <text:p text:style-name="P9"/>
      <text:p text:style-name="P9">148)<text:tab/>main() </text:p>
      <text:p text:style-name="P9"><text:tab/>{ </text:p>
      <text:p text:style-name="P9"><text:tab/>int a; </text:p>
      <text:p text:style-name="P9"><text:tab/>a=sizeof(!5.6); </text:p>
      <text:p text:style-name="P9"><text:tab/>printf("%d",a); </text:p>
      <text:p text:style-name="P8"><text:tab/>}</text:p>
      <text:p text:style-name="P8"/>
      <text:p text:style-name="P8">149) <text:tab/>main() </text:p>
      <text:p text:style-name="P9"><text:tab/>{ </text:p>
      <text:p text:style-name="P9"><text:tab/>int a; </text:p>
      <text:p text:style-name="P9"><text:tab/>a=sizeof(!0); </text:p>
      <text:p text:style-name="P9"><text:tab/>printf("%d",a); </text:p>
      <text:p text:style-name="P8"><text:tab/>}</text:p>
      <text:p text:style-name="P8"/>
      <text:p text:style-name="P8">150)<text:tab/>main() </text:p>
      <text:p text:style-name="P9"><text:tab/>{ </text:p>
      <text:p text:style-name="P9"><text:tab/>int x=97; </text:p>
      <text:p text:style-name="P9"><text:tab/>int y=sizeof(x++); </text:p>
      <text:p text:style-name="P9"><text:tab/>printf("%d\n",x); </text:p>
      <text:p text:style-name="P9"><text:tab/>}</text:p>
      <text:p text:style-name="P8"><text:soft-page-break/>151)<text:tab/>main() </text:p>
      <text:p text:style-name="P9"><text:tab/>{ </text:p>
      <text:p text:style-name="P9"><text:tab/>printf("%d\n",sizeof(2L)); </text:p>
      <text:p text:style-name="P8"><text:tab/>}</text:p>
      <text:p text:style-name="P8"/>
      <text:p text:style-name="P8">152)<text:tab/>main() </text:p>
      <text:p text:style-name="P12"><text:tab/>{ </text:p>
      <text:p text:style-name="P12"><text:tab/>printf("%d",sizeof("NULL")); </text:p>
      <text:p text:style-name="P12"><text:tab/>printf("%d",sizeof('\0')); </text:p>
      <text:p text:style-name="P12"><text:tab/>printf("%d",sizeof(NULL)); </text:p>
      <text:p text:style-name="P12"><text:tab/>}</text:p>
      <text:p text:style-name="P12"/>
      <text:p text:style-name="P12">153)<text:tab/>main() </text:p>
      <text:p text:style-name="P12"><text:tab/>{ </text:p>
      <text:p text:style-name="P12"><text:tab/>printf("%d",sizeof(void)); </text:p>
      <text:p text:style-name="P12"><text:tab/>}</text:p>
      <text:p text:style-name="P12"/>
      <text:p text:style-name="P12">154)<text:tab/>main() </text:p>
      <text:p text:style-name="Standard"><text:tab/>{ </text:p>
      <text:p text:style-name="Standard"><text:tab/>float a=125.50; </text:p>
      <text:p text:style-name="Standard"><text:tab/>int b=125.50; </text:p>
      <text:p text:style-name="Standard"><text:tab/>char c='A'; </text:p>
      <text:p text:style-name="Standard"><text:tab/>printf("%d %d %d",sizeof(a),sizeof(b),sizeof(125.50)); </text:p>
      <text:p text:style-name="Standard"><text:tab/>printf("%d %d",sizeof(c),sizeof(65)); </text:p>
      <text:p text:style-name="P12"><text:tab/>}</text:p>
      <text:p text:style-name="P12"/>
      <text:p text:style-name="P12"/>
      <text:p text:style-name="P12">155)<text:tab/>main() </text:p>
      <text:p text:style-name="Standard"><text:tab/>{ </text:p>
      <text:p text:style-name="Standard"><text:tab/>double y=2.4; </text:p>
      <text:p text:style-name="Standard"><text:tab/>float x=(float)y; </text:p>
      <text:p text:style-name="Standard"><text:tab/>printf("%d %d",sizeof(x),sizeof(y)); </text:p>
      <text:p text:style-name="P12"><text:tab/>}</text:p>
      <text:p text:style-name="P12"/>
      <text:p text:style-name="P12">156)<text:tab/>main() </text:p>
      <text:p text:style-name="Standard"><text:tab/>{ </text:p>
      <text:p text:style-name="Standard"><text:tab/>int a:15; </text:p>
      <text:p text:style-name="Standard"><text:tab/>char b:7; </text:p>
      <text:p text:style-name="Standard"><text:tab/>printf("%d %d",sizeof(a),sizeof(b)); </text:p>
      <text:p text:style-name="Standard"><text:tab/>}</text:p>
      <text:p text:style-name="Standard"/>
      <text:p text:style-name="Standard">157)<text:tab/>main() </text:p>
      <text:p text:style-name="Standard"><text:tab/>{ </text:p>
      <text:p text:style-name="Standard"><text:tab/>int a; </text:p>
      <text:p text:style-name="Standard"><text:tab/>char b; </text:p>
      <text:p text:style-name="Standard"><text:tab/>float c; </text:p>
      <text:p text:style-name="Standard"><text:tab/>printf("%d",sizeof(a+b+c)); </text:p>
      <text:p text:style-name="Standard"><text:tab/>}</text:p>
      <text:p text:style-name="Standard"/>
      <text:p text:style-name="Standard"><text:soft-page-break/>158)<text:tab/>main() </text:p>
      <text:p text:style-name="Standard"><text:tab/>{ </text:p>
      <text:p text:style-name="Standard"><text:tab/>int a; </text:p>
      <text:p text:style-name="Standard"><text:tab/>char b; </text:p>
      <text:p text:style-name="Standard"><text:tab/>float c; </text:p>
      <text:p text:style-name="Standard"><text:tab/>printf("%d",sizeof(a+sizeof(b+c))); </text:p>
      <text:p text:style-name="P12"><text:tab/>}</text:p>
      <text:p text:style-name="P12"/>
      <text:p text:style-name="P12">159)<text:tab/><text:span text:style-name="T5">main() </text:span></text:p>
      <text:p text:style-name="P9"><text:tab/>{ </text:p>
      <text:p text:style-name="P9"><text:tab/>int c=10; </text:p>
      <text:p text:style-name="P9"><text:tab/>printf("%d %d %d %d\n",c++,+c,c++,++c); </text:p>
      <text:p text:style-name="P10"><text:tab/>}</text:p>
      <text:p text:style-name="P10"/>
      <text:p text:style-name="P10">160)<text:tab/>#include&lt;stdio.h&gt; </text:p>
      <text:p text:style-name="Standard"><text:tab/>main() </text:p>
      <text:p text:style-name="Standard"><text:tab/>{ </text:p>
      <text:p text:style-name="Standard"><text:tab/><text:tab/>int x=10; </text:p>
      <text:p text:style-name="Standard"><text:tab/><text:tab/>x+=(x++)+(++x)+x; </text:p>
      <text:p text:style-name="Standard"><text:tab/><text:tab/>printf("%d\n",x); </text:p>
      <text:p text:style-name="P10"><text:tab/>}</text:p>
      <text:p text:style-name="P10"/>
      <text:p text:style-name="P10">161)<text:tab/>#include&lt;stdio.h&gt; </text:p>
      <text:p text:style-name="Standard"><text:tab/>main() </text:p>
      <text:p text:style-name="Standard"><text:tab/>{ </text:p>
      <text:p text:style-name="Standard"><text:tab/><text:tab/>int i=3; </text:p>
      <text:p text:style-name="Standard"><text:tab/><text:tab/>printf("%d\n",(++i) + i++); </text:p>
      <text:p text:style-name="Standard"><text:tab/>}</text:p>
      <text:p text:style-name="Standard"/>
      <text:p text:style-name="Standard">162)<text:span text:style-name="T5"><text:tab/>main() </text:span></text:p>
      <text:p text:style-name="P9"><text:tab/>{ </text:p>
      <text:p text:style-name="P9"><text:tab/>unsigned char ch='B'; </text:p>
      <text:p text:style-name="P9"><text:tab/>ch+=2; </text:p>
      <text:p text:style-name="P9"><text:tab/>ch++; </text:p>
      <text:p text:style-name="P9"><text:tab/>printf("%c %d\n",ch,ch); </text:p>
      <text:p text:style-name="P9"><text:tab/>}</text:p>
      <text:p text:style-name="P9"/>
      <text:p text:style-name="P9">163)<text:tab/>main() </text:p>
      <text:p text:style-name="P9"><text:tab/>{ </text:p>
      <text:p text:style-name="P9"><text:tab/>int a=1,b=1,c; </text:p>
      <text:p text:style-name="P9"><text:tab/>c=a++ + b; <text:tab/></text:p>
      <text:p text:style-name="P9"><text:tab/>printf("%d %d",a,b); </text:p>
      <text:p text:style-name="P9"><text:tab/>}</text:p>
      <text:p text:style-name="P9"/>
      <text:p text:style-name="P9">164)<text:tab/>main() </text:p>
      <text:p text:style-name="P9"><text:tab/>{ </text:p>
      <text:p text:style-name="P9"><text:tab/>int i=3; </text:p>
      <text:p text:style-name="P9"><text:tab/>printf("%d",(++i)++); </text:p>
      <text:p text:style-name="P8"><text:tab/>}</text:p>
      <text:p text:style-name="P8"><text:soft-page-break/></text:p>
      <text:p text:style-name="P8">165)<text:tab/>main() </text:p>
      <text:p text:style-name="P9"><text:tab/>{ </text:p>
      <text:p text:style-name="P9"><text:tab/>int i=1; </text:p>
      <text:p text:style-name="P9"><text:tab/>i=2+2*i++; </text:p>
      <text:p text:style-name="P9"><text:tab/>printf("%d",i); </text:p>
      <text:p text:style-name="P8"><text:tab/>}</text:p>
      <text:p text:style-name="P8"/>
      <text:p text:style-name="P8">166)<text:tab/>main() </text:p>
      <text:p text:style-name="P9"><text:tab/>{ </text:p>
      <text:p text:style-name="P9"><text:tab/>int i=5; </text:p>
      <text:p text:style-name="P9"><text:tab/>printf("%d %d %d %d %d",i++,i--,++i,--i,i); </text:p>
      <text:p text:style-name="P9"><text:tab/>}</text:p>
      <text:p text:style-name="P9"/>
      <text:p text:style-name="P9">167)<text:tab/>main() </text:p>
      <text:p text:style-name="P9"><text:tab/>{ </text:p>
      <text:p text:style-name="P9"><text:tab/>int a=2; </text:p>
      <text:p text:style-name="P9"><text:tab/>a=a++ + ~++a; </text:p>
      <text:p text:style-name="P9"><text:tab/>printf("%d",a); </text:p>
      <text:p text:style-name="P9"><text:tab/>}</text:p>
      <text:p text:style-name="P9"/>
      <text:p text:style-name="P9">168)<text:tab/>main() </text:p>
      <text:p text:style-name="P9"><text:tab/>{ </text:p>
      <text:p text:style-name="P9"><text:tab/>int p=3,q=-3,x=4,y=2,z; </text:p>
      <text:p text:style-name="P9"><text:tab/>z=p++ + ++q*y/x; </text:p>
      <text:p text:style-name="P9"><text:tab/>printf("%d\n",z); </text:p>
      <text:p text:style-name="P9"><text:tab/>}<text:tab/></text:p>
      <text:p text:style-name="P9"/>
      <text:p text:style-name="P9">169)<text:tab/>main() </text:p>
      <text:p text:style-name="P9"><text:tab/>{ </text:p>
      <text:p text:style-name="P9"><text:tab/>int a=1,b; </text:p>
      <text:p text:style-name="P9"><text:tab/>b=+ -+a + -a; </text:p>
      <text:p text:style-name="P9"><text:tab/>printf("%d",b++); </text:p>
      <text:p text:style-name="P9"><text:tab/>}</text:p>
      <text:p text:style-name="P9"/>
      <text:p text:style-name="P9">170)<text:tab/>main() </text:p>
      <text:p text:style-name="P9"><text:tab/>{ </text:p>
      <text:p text:style-name="P9"><text:tab/>int i=-3,j=2,k=0,m; </text:p>
      <text:p text:style-name="P9"><text:tab/>m=++i || ++j &amp;&amp; ++k; </text:p>
      <text:p text:style-name="P9"><text:tab/>printf("%d %d %d %d\n",i,j,k,m); </text:p>
      <text:p text:style-name="P9"><text:tab/>}</text:p>
      <text:p text:style-name="P9"/>
      <text:p text:style-name="P9"/>
      <text:p text:style-name="P9">171)<text:tab/>main() </text:p>
      <text:p text:style-name="P9"><text:tab/>{ </text:p>
      <text:p text:style-name="P9"><text:tab/>int i=3,j; </text:p>
      <text:p text:style-name="P9"><text:tab/>j=sizeof(++i + ++i + ++i); </text:p>
      <text:p text:style-name="P9"><text:tab/>printf("%d %d\n",i,j); </text:p>
      <text:p text:style-name="P9"><text:tab/>}</text:p>
      <text:p text:style-name="P8"><text:soft-page-break/><text:s/></text:p>
      <text:p text:style-name="P10">172)<text:tab/>If <text:s/>the variables I,j and k are assigned the values 5,3,2 respectively. Then the expression</text:p>
      <text:p text:style-name="P10"><text:tab/>i=j+(k++=6) +7</text:p>
      <text:p text:style-name="P10"/>
      <text:p text:style-name="P10">173)<text:tab/>main() </text:p>
      <text:p text:style-name="Standard"><text:tab/>{ </text:p>
      <text:p text:style-name="Standard"><text:tab/>int i=5; </text:p>
      <text:p text:style-name="Standard"><text:tab/>printf("%d %d %d %d %d\n",i++,i--,++i,--i,i); </text:p>
      <text:p text:style-name="P10"><text:tab/>}</text:p>
      <text:p text:style-name="P10"/>
      <text:p text:style-name="P10">174)<text:tab/>main() </text:p>
      <text:p text:style-name="Standard"><text:tab/>{ </text:p>
      <text:p text:style-name="Standard"><text:tab/>int i=5; </text:p>
      <text:p text:style-name="Standard"><text:tab/>printf("%d",i++ + ++i); </text:p>
      <text:p text:style-name="Standard"><text:tab/>}</text:p>
      <text:p text:style-name="Standard"/>
      <text:p text:style-name="Standard">175)<text:tab/>main() </text:p>
      <text:p text:style-name="Standard"><text:tab/>{ </text:p>
      <text:p text:style-name="Standard"><text:tab/>int i; </text:p>
      <text:p text:style-name="Standard"><text:tab/>printf("%d",scanf("%d",&amp;i)); </text:p>
      <text:p text:style-name="Standard"><text:tab/>}</text:p>
      <text:p text:style-name="Standard"/>
      <text:p text:style-name="Standard">176)<text:tab/>main() </text:p>
      <text:p text:style-name="Standard"><text:tab/>{ </text:p>
      <text:p text:style-name="Standard"><text:tab/>int i=-1,j=-1,k=0,l=2,m; </text:p>
      <text:p text:style-name="Standard"><text:tab/>m=i++&amp;&amp;j++&amp;&amp;k++||l++; </text:p>
      <text:p text:style-name="Standard"><text:tab/>printf("%d %d %d %d %d",i,j,k,l,m); </text:p>
      <text:p text:style-name="Standard"><text:tab/>}</text:p>
      <text:p text:style-name="Standard"/>
      <text:p text:style-name="Standard">177)<text:tab/>main() </text:p>
      <text:p text:style-name="Standard"><text:tab/>{ </text:p>
      <text:p text:style-name="Standard"><text:tab/>int i=5,j=6,z; </text:p>
      <text:p text:style-name="Standard"><text:tab/>printf("%d",i+++j); </text:p>
      <text:p text:style-name="Standard"><text:tab/>}</text:p>
      <text:p text:style-name="Standard"/>
      <text:p text:style-name="Standard">178)<text:tab/>main() </text:p>
      <text:p text:style-name="Standard"><text:tab/>{ </text:p>
      <text:p text:style-name="Standard"><text:tab/>int i=i++,j=j++,k=k++; </text:p>
      <text:p text:style-name="Standard"><text:tab/>printf("%d %d %d",i,j,k); </text:p>
      <text:p text:style-name="Standard"><text:tab/>}</text:p>
      <text:p text:style-name="Standard"/>
      <text:p text:style-name="Standard">179)<text:tab/>main() </text:p>
      <text:p text:style-name="Standard"><text:tab/>{ </text:p>
      <text:p text:style-name="Standard"><text:tab/> int i=i++,j=j++,k=k++; </text:p>
      <text:p text:style-name="Standard"><text:tab/>printf("i=%d j=%d ,k=%d",i,j,k); </text:p>
      <text:p text:style-name="Standard"><text:tab/>}</text:p>
      <text:p text:style-name="Standard"/>
      <text:p text:style-name="Standard"/>
      <text:p text:style-name="Standard"/>
      <text:p text:style-name="Standard"><text:soft-page-break/>180)<text:tab/>main() </text:p>
      <text:p text:style-name="Standard"><text:tab/>{ </text:p>
      <text:p text:style-name="Standard"><text:tab/>unsigned giveit=-1; </text:p>
      <text:p text:style-name="Standard"><text:tab/>int gotit; </text:p>
      <text:p text:style-name="Standard"><text:tab/>printf("%u ",++giveit); </text:p>
      <text:p text:style-name="Standard"><text:tab/>printf("%u\n",gotit=--giveit); </text:p>
      <text:p text:style-name="Standard"><text:tab/>}</text:p>
      <text:p text:style-name="Standard"/>
      <text:p text:style-name="Standard">181)<text:tab/>main() </text:p>
      <text:p text:style-name="Standard"><text:tab/>{ </text:p>
      <text:p text:style-name="Standard"><text:tab/>int i=5; </text:p>
      <text:p text:style-name="Standard"><text:tab/>printf("%d\n",++i++); </text:p>
      <text:p text:style-name="Standard"><text:tab/>}</text:p>
      <text:p text:style-name="Standard"/>
      <text:p text:style-name="Standard">182)<text:tab/>main() </text:p>
      <text:p text:style-name="Standard"><text:tab/>{ </text:p>
      <text:p text:style-name="Standard"><text:tab/>int i=5; </text:p>
      <text:p text:style-name="Standard"><text:tab/>printf("%d",i=++i==6); </text:p>
      <text:p text:style-name="Standard"><text:tab/>}</text:p>
      <text:p text:style-name="Standard"/>
      <text:p text:style-name="P12">183)<text:tab/>main() </text:p>
      <text:p text:style-name="P12"><text:tab/>{ </text:p>
      <text:p text:style-name="P12"><text:tab/>int x,y,z; </text:p>
      <text:p text:style-name="P12"><text:tab/>x=5; </text:p>
      <text:p text:style-name="P12"><text:tab/>y=--x; </text:p>
      <text:p text:style-name="P12"><text:tab/>z=x--; </text:p>
      <text:p text:style-name="P12"><text:tab/>printf("%d %d %d",x,y,z); </text:p>
      <text:p text:style-name="P12"><text:tab/>}</text:p>
      <text:p text:style-name="P12"/>
      <text:p text:style-name="P12">184)<text:tab/>main() </text:p>
      <text:p text:style-name="P12"><text:tab/>{ </text:p>
      <text:p text:style-name="P12"><text:tab/>int i,j; </text:p>
      <text:p text:style-name="P12"><text:tab/>i=j=1; </text:p>
      <text:p text:style-name="P12"><text:tab/>i=2+2+i++; </text:p>
      <text:p text:style-name="P12"><text:tab/>j=2+2*j++; </text:p>
      <text:p text:style-name="P12"><text:tab/>printf("%d %d\n",i,j); </text:p>
      <text:p text:style-name="P12"><text:tab/>}</text:p>
      <text:p text:style-name="P12"/>
      <text:p text:style-name="P12">185)<text:tab/>main() </text:p>
      <text:p text:style-name="P12"><text:tab/>{ </text:p>
      <text:p text:style-name="P12"><text:tab/>int x=2; </text:p>
      <text:p text:style-name="P12"><text:tab/>int y=(x++,x++,x++); </text:p>
      <text:p text:style-name="P12"><text:tab/>printf("%d\n",x); </text:p>
      <text:p text:style-name="P12"><text:tab/>}</text:p>
      <text:p text:style-name="P12"/>
      <text:p text:style-name="P12"/>
      <text:p text:style-name="P12"/>
      <text:p text:style-name="P12"/>
      <text:p text:style-name="P12"/>
      <text:p text:style-name="P12"><text:soft-page-break/>186)<text:tab/>main() </text:p>
      <text:p text:style-name="P12"><text:tab/>{<text:tab/> </text:p>
      <text:p text:style-name="P12"><text:tab/>int a=NULL; </text:p>
      <text:p text:style-name="P12"><text:tab/>prinitf("%d\n",++NULL); </text:p>
      <text:p text:style-name="P12"><text:tab/>}</text:p>
      <text:p text:style-name="P12"/>
      <text:p text:style-name="P12">187)<text:tab/>main() </text:p>
      <text:p text:style-name="P12"><text:tab/>{ </text:p>
      <text:p text:style-name="P12"><text:tab/>int k=8; </text:p>
      <text:p text:style-name="P12"><text:tab/>int x=0==1&amp;k++; </text:p>
      <text:p text:style-name="P12"><text:tab/>printf("%d %d",x,k); </text:p>
      <text:p text:style-name="P12"><text:tab/>}</text:p>
      <text:p text:style-name="P12"/>
      <text:p text:style-name="P12">188)<text:tab/>main() </text:p>
      <text:p text:style-name="P12"><text:tab/>{ </text:p>
      <text:p text:style-name="P12"><text:tab/>char a='a'; </text:p>
      <text:p text:style-name="P12"><text:tab/>int x=(a%10)++; </text:p>
      <text:p text:style-name="P12"><text:tab/>printf("%d",x); </text:p>
      <text:p text:style-name="P12"><text:tab/>}</text:p>
      <text:p text:style-name="P12"/>
      <text:p text:style-name="P12"/>
      <text:p text:style-name="P12">189)<text:tab/>main() </text:p>
      <text:p text:style-name="P12"><text:tab/>{ </text:p>
      <text:p text:style-name="P12"><text:tab/>int b=6; </text:p>
      <text:p text:style-name="P12"><text:tab/>int c=7; </text:p>
      <text:p text:style-name="P12"><text:tab/>int a=++b+c--; </text:p>
      <text:p text:style-name="P12"><text:tab/>printf("%d",a); </text:p>
      <text:p text:style-name="P12"><text:tab/>}</text:p>
      <text:p text:style-name="P12"/>
      <text:p text:style-name="P12">190)<text:tab/>main() </text:p>
      <text:p text:style-name="P12"><text:tab/>{ </text:p>
      <text:p text:style-name="P12"><text:tab/>double b=8; </text:p>
      <text:p text:style-name="P12"><text:tab/>b++; </text:p>
      <text:p text:style-name="P12"><text:tab/>printf("%lf",b); </text:p>
      <text:p text:style-name="P12"><text:tab/>}</text:p>
      <text:p text:style-name="P12"/>
      <text:p text:style-name="P12">191)<text:tab/>main() </text:p>
      <text:p text:style-name="Standard"><text:tab/>{ </text:p>
      <text:p text:style-name="Standard"><text:tab/>printf("%d",(10++)); </text:p>
      <text:p text:style-name="P12"><text:tab/>}</text:p>
      <text:p text:style-name="P12"/>
      <text:p text:style-name="P12">192)<text:tab/>main() </text:p>
      <text:p text:style-name="Standard"><text:tab/>{ </text:p>
      <text:p text:style-name="Standard"><text:tab/>int x=100; </text:p>
      <text:p text:style-name="Standard"><text:tab/>x+=(x++)+(++x)+x; </text:p>
      <text:p text:style-name="Standard"><text:tab/>printf("%d",x); </text:p>
      <text:p text:style-name="Standard"><text:tab/>}</text:p>
      <text:p text:style-name="Standard"/>
      <text:p text:style-name="Standard"/>
      <text:p text:style-name="Standard"><text:soft-page-break/>193)<text:tab/>main() </text:p>
      <text:p text:style-name="Standard"><text:tab/>{ </text:p>
      <text:p text:style-name="Standard"><text:tab/>int a=10,b=2,x=0; </text:p>
      <text:p text:style-name="Standard"><text:tab/>x=a+b*a+10/2*a; </text:p>
      <text:p text:style-name="Standard"><text:tab/>printf("%d",x++); </text:p>
      <text:p text:style-name="Standard"><text:tab/>}</text:p>
      <text:p text:style-name="Standard"/>
      <text:p text:style-name="Standard">194)<text:tab/>main() </text:p>
      <text:p text:style-name="Standard"><text:tab/>{ </text:p>
      <text:p text:style-name="Standard"><text:tab/>unsigned short var='B'; </text:p>
      <text:p text:style-name="Standard"><text:tab/>var+=2; </text:p>
      <text:p text:style-name="Standard"><text:tab/>var++; </text:p>
      <text:p text:style-name="Standard"><text:tab/>printf("%c %d",var,var); </text:p>
      <text:p text:style-name="Standard"><text:tab/>}</text:p>
      <text:p text:style-name="Standard"/>
      <text:p text:style-name="Standard">195)<text:tab/>main() </text:p>
      <text:p text:style-name="Standard"><text:tab/>{ </text:p>
      <text:p text:style-name="Standard"><text:tab/>char var=10; </text:p>
      <text:p text:style-name="Standard"><text:tab/>int x; </text:p>
      <text:p text:style-name="Standard"><text:tab/>x=printf("%d",++var++); </text:p>
      <text:p text:style-name="Standard"><text:tab/>printf("%d",x); </text:p>
      <text:p text:style-name="Standard"><text:tab/>}</text:p>
      <text:p text:style-name="Standard"/>
      <text:p text:style-name="Standard">196)<text:tab/>main() </text:p>
      <text:p text:style-name="Standard"><text:tab/>{ </text:p>
      <text:p text:style-name="Standard"><text:tab/>int intVar=20,x; </text:p>
      <text:p text:style-name="Standard"><text:tab/>x=++intVar,intVar++,++intVar; </text:p>
      <text:p text:style-name="Standard"><text:tab/>printf("%d %d",x,intVar); </text:p>
      <text:p text:style-name="Standard"><text:tab/>}</text:p>
      <text:p text:style-name="Standard"/>
      <text:p text:style-name="Standard">197)<text:tab/>main() </text:p>
      <text:p text:style-name="Standard"><text:tab/>{ </text:p>
      <text:p text:style-name="Standard"><text:tab/>char val=250; </text:p>
      <text:p text:style-name="Standard"><text:tab/>int ans; </text:p>
      <text:p text:style-name="Standard"><text:tab/>ans=val+!val+~val+++val; </text:p>
      <text:p text:style-name="Standard"><text:tab/>printf("%d",val); </text:p>
      <text:p text:style-name="P12"><text:tab/>}</text:p>
      <text:p text:style-name="P12"/>
      <text:p text:style-name="P10"/>
      <text:p text:style-name="Standard">198)<text:tab/>main() </text:p>
      <text:p text:style-name="Standard"><text:tab/>{ </text:p>
      <text:p text:style-name="Standard"><text:tab/>int i=1,j=-1,k=0,l=2,m; </text:p>
      <text:p text:style-name="Standard"><text:tab/>m=i++&amp;&amp;j++&amp;&amp;k++||l++; </text:p>
      <text:p text:style-name="Standard"><text:tab/>printf("%d %d %d %d",i,j,k,l,m); </text:p>
      <text:p text:style-name="Standard"><text:tab/>}</text:p>
      <text:p text:style-name="Standard"/>
      <text:p text:style-name="Standard"/>
      <text:p text:style-name="Standard"/>
      <text:p text:style-name="Standard"/>
      <text:p text:style-name="Standard"><text:soft-page-break/>199)<text:tab/>main() </text:p>
      <text:p text:style-name="Standard"><text:tab/>{ </text:p>
      <text:p text:style-name="Standard"><text:tab/>int var; </text:p>
      <text:p text:style-name="Standard"><text:tab/>var=--10; </text:p>
      <text:p text:style-name="Standard"><text:tab/>printf("%d",var); </text:p>
      <text:p text:style-name="Standard"><text:tab/>var=++10; </text:p>
      <text:p text:style-name="Standard"><text:tab/>printf("%d",var); </text:p>
      <text:p text:style-name="P8"><text:tab/>}</text:p>
      <text:p text:style-name="P8"/>
      <text:p text:style-name="P8">200)<text:tab/>main() </text:p>
      <text:p text:style-name="Standard"><text:tab/>{ </text:p>
      <text:p text:style-name="Standard"><text:tab/>int a=15,b=10; </text:p>
      <text:p text:style-name="Standard"><text:tab/>b=(a++)+(a++); </text:p>
      <text:p text:style-name="Standard"><text:tab/>a=(b++)+(b++); </text:p>
      <text:p text:style-name="Standard"><text:tab/>printf("%d %d",a,b); </text:p>
      <text:p text:style-name="P8"><text:tab/>}</text:p>
      <text:p text:style-name="P8"/>
      <text:p text:style-name="P8">201)<text:tab/>main() </text:p>
      <text:p text:style-name="Standard"><text:tab/>{ </text:p>
      <text:p text:style-name="Standard"><text:tab/>int i=5; </text:p>
      <text:p text:style-name="Standard"><text:tab/>printf("%d",i=++i=6); </text:p>
      <text:p text:style-name="P8"><text:tab/>}</text:p>
      <text:p text:style-name="P8"/>
      <text:p text:style-name="P8">202)<text:tab/>main() </text:p>
      <text:p text:style-name="Standard"><text:tab/>{ </text:p>
      <text:p text:style-name="Standard"><text:tab/>int a=9; </text:p>
      <text:p text:style-name="Standard"><text:tab/>char c; </text:p>
      <text:p text:style-name="Standard"><text:tab/>c=2*20.5+a; </text:p>
      <text:p text:style-name="Standard"><text:tab/>printf("%c",c++); </text:p>
      <text:p text:style-name="P8"><text:tab/>}</text:p>
      <text:p text:style-name="P8"/>
      <text:p text:style-name="Standard">203)<text:tab/>main() </text:p>
      <text:p text:style-name="Standard"><text:tab/>{ </text:p>
      <text:p text:style-name="Standard"><text:tab/>int me=9,you=1; </text:p>
      <text:p text:style-name="Standard"><text:tab/>printf("%d",(me+you)++); </text:p>
      <text:p text:style-name="Standard"><text:tab/>}</text:p>
      <text:p text:style-name="Standard"/>
      <text:p text:style-name="Standard">204)<text:tab/>main() </text:p>
      <text:p text:style-name="Standard"><text:tab/>{ </text:p>
      <text:p text:style-name="Standard"><text:tab/>int i=5; </text:p>
      <text:p text:style-name="Standard"><text:tab/>printf("%d",i+++++i); </text:p>
      <text:p text:style-name="P8"><text:tab/>}</text:p>
      <text:p text:style-name="P8"/>
      <text:p text:style-name="Standard">205)<text:tab/>main() </text:p>
      <text:p text:style-name="Standard"><text:tab/>{ </text:p>
      <text:p text:style-name="Standard"><text:tab/>int i=5,j=10,k=15; </text:p>
      <text:p text:style-name="Standard"><text:tab/>printf("%d\n",sizeof(k|=i+j)); </text:p>
      <text:p text:style-name="Standard"><text:tab/>printf("%d\n",k); </text:p>
      <text:p text:style-name="Standard"><text:tab/>}</text:p>
      <text:p text:style-name="Standard"><text:soft-page-break/></text:p>
      <text:p text:style-name="Standard">206)<text:tab/>main() </text:p>
      <text:p text:style-name="Standard"><text:tab/>{ </text:p>
      <text:p text:style-name="Standard"><text:tab/>printf("%d++",sizeof(printf("VectorIndia"))); </text:p>
      <text:p text:style-name="P8"><text:tab/>}</text:p>
      <text:p text:style-name="P8"/>
      <text:p text:style-name="P8">207)<text:tab/>#include&lt;stdio.h&gt; </text:p>
      <text:p text:style-name="Standard"><text:tab/><text:tab/>main() </text:p>
      <text:p text:style-name="Standard"><text:tab/><text:tab/>{ </text:p>
      <text:p text:style-name="Standard"><text:tab/><text:tab/><text:tab/>int x=2; </text:p>
      <text:p text:style-name="Standard"><text:tab/><text:tab/><text:tab/>(x&amp;1)?printf("True\n"):printf("false\n");</text:p>
      <text:p text:style-name="P8"><text:tab/><text:tab/>}</text:p>
      <text:p text:style-name="P8"/>
      <text:p text:style-name="P8">208)<text:tab/>main() </text:p>
      <text:p text:style-name="P9"><text:tab/>{ </text:p>
      <text:p text:style-name="P9"><text:tab/>int a=0,b; </text:p>
      <text:p text:style-name="P9"><text:tab/>b=(a=0)?2:3; </text:p>
      <text:p text:style-name="P9"><text:tab/>printf("%d\n",b); </text:p>
      <text:p text:style-name="P8"><text:tab/>} </text:p>
      <text:p text:style-name="P8"/>
      <text:p text:style-name="P8">209)<text:tab/>main() </text:p>
      <text:p text:style-name="P9"><text:tab/>{ </text:p>
      <text:p text:style-name="P9"><text:tab/>int i=10,j=5,k=0; </text:p>
      <text:p text:style-name="P9"><text:tab/>k=0&gt;i&gt;(++j)?(i++):(++j); </text:p>
      <text:p text:style-name="P9"><text:tab/>printf("%d %d %d\n",i,j,k); </text:p>
      <text:p text:style-name="P9"><text:tab/>}</text:p>
      <text:p text:style-name="P8"/>
      <text:p text:style-name="P8">210)main() </text:p>
      <text:p text:style-name="P9"><text:tab/>{ </text:p>
      <text:p text:style-name="P9"><text:tab/>int a=2,b=5,c=1; </text:p>
      <text:p text:style-name="P9"><text:tab/>printf("%d",(b&gt;=a&gt;=c?1:0)); </text:p>
      <text:p text:style-name="P8"><text:tab/>}//op--&gt;</text:p>
      <text:p text:style-name="P8"/>
      <text:p text:style-name="P8">211)<text:tab/>main() </text:p>
      <text:p text:style-name="P9"><text:tab/>{ </text:p>
      <text:p text:style-name="P9"><text:tab/>int x=5; </text:p>
      <text:p text:style-name="P9"><text:tab/>int y=x&gt;&gt;3?10:20; </text:p>
      <text:p text:style-name="P9"><text:tab/>printf("%d\n",y); </text:p>
      <text:p text:style-name="P8"><text:tab/>}</text:p>
      <text:p text:style-name="P8"/>
      <text:p text:style-name="P8">212)<text:tab/>main() </text:p>
      <text:p text:style-name="Standard"><text:tab/>{ </text:p>
      <text:p text:style-name="Standard"><text:tab/>int k=1; </text:p>
      <text:p text:style-name="Standard"><text:tab/>printf("%d==1 is ""%s",k,k==1?"TRUE":"FALSE"); </text:p>
      <text:p text:style-name="P8"><text:tab/>}</text:p>
      <text:p text:style-name="P8"/>
      <text:p text:style-name="P8"/>
      <text:p text:style-name="P8"/>
      <text:p text:style-name="P8"/>
      <text:p text:style-name="P8"><text:soft-page-break/>213)<text:tab/>main() </text:p>
      <text:p text:style-name="P12"><text:tab/>{ </text:p>
      <text:p text:style-name="P12"><text:tab/>int x=0,y=3; </text:p>
      <text:p text:style-name="P12"><text:tab/>int a=5,b=5,c=1; </text:p>
      <text:p text:style-name="P12"><text:tab/>a=0; </text:p>
      <text:p text:style-name="P12"><text:tab/>int res; </text:p>
      <text:p text:style-name="P12"><text:tab/>res=x?y:(a?b:c); </text:p>
      <text:p text:style-name="P12"><text:tab/>printf("%d",res); </text:p>
      <text:p text:style-name="P8"><text:tab/>}</text:p>
      <text:p text:style-name="P8"/>
      <text:p text:style-name="P8">214)<text:tab/>main() </text:p>
      <text:p text:style-name="P12"><text:tab/>{ </text:p>
      <text:p text:style-name="P12"><text:tab/>int x=2,y=0; </text:p>
      <text:p text:style-name="P12"><text:tab/>int z=(y++)?y==1&amp;&amp;x:0; </text:p>
      <text:p text:style-name="P12"><text:tab/>printf("%d\n",z); </text:p>
      <text:p text:style-name="P8"><text:tab/>}</text:p>
      <text:p text:style-name="P8"/>
      <text:p text:style-name="P8">215)<text:tab/>main() </text:p>
      <text:p text:style-name="P12"><text:tab/>{ </text:p>
      <text:p text:style-name="P12"><text:tab/>int x=1; </text:p>
      <text:p text:style-name="P12"><text:tab/>short int i=2; </text:p>
      <text:p text:style-name="P12"><text:tab/>float f=3; </text:p>
      <text:p text:style-name="P12"><text:tab/>if(sizeof((x==2)?f:i==sizeof(float))) </text:p>
      <text:p text:style-name="P12"><text:tab/>printf("float..\n"); </text:p>
      <text:p text:style-name="P12"><text:tab/>if(sizeof((x==2)?f:i)==sizeof(short int)) </text:p>
      <text:p text:style-name="P12"><text:tab/>printf("short int..\n"); </text:p>
      <text:p text:style-name="P8"><text:tab/>}</text:p>
      <text:p text:style-name="P8"/>
      <text:p text:style-name="P8">216)<text:tab/>main() </text:p>
      <text:p text:style-name="P12"><text:tab/>{ </text:p>
      <text:p text:style-name="P12"><text:tab/>int y=1,x=0; </text:p>
      <text:p text:style-name="P12"><text:tab/>int l=(y++,x++)?y:x; </text:p>
      <text:p text:style-name="P12"><text:tab/>printf("%d\n",l); </text:p>
      <text:p text:style-name="P12"><text:tab/>}</text:p>
      <text:p text:style-name="P12"/>
      <text:p text:style-name="P12">217)<text:tab/>main() </text:p>
      <text:p text:style-name="P12"><text:tab/>{ </text:p>
      <text:p text:style-name="P12"><text:tab/>int k=8; </text:p>
      <text:p text:style-name="P12"><text:tab/>int m=7; </text:p>
      <text:p text:style-name="P12"><text:tab/>int z=k&lt;m?k=m:m++; </text:p>
      <text:p text:style-name="P12"><text:tab/>printf("%d\n",z); </text:p>
      <text:p text:style-name="P8"><text:tab/>}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>Answers:</text:p>
      <text:p text:style-name="P8"/>
      <text:p text:style-name="P8"/>
      <text:p text:style-name="P8"/>
      <text:p text:style-name="P8"/>
      <text:p text:style-name="P8"/>
      <text:p text:style-name="P8"/>
      <text:p text:style-name="P8">1)198.76 <text:s/></text:p>
      <text:p text:style-name="P8">2)121 </text:p>
      <text:p text:style-name="P8">3)250 </text:p>
      <text:p text:style-name="P8">4)x=97<text:tab/> </text:p>
      <text:p text:style-name="P8">5)compile error </text:p>
      <text:p text:style-name="P8">6)78<text:tab/> </text:p>
      <text:p text:style-name="P8">7)Garpage </text:p>
      <text:p text:style-name="P8">8)34,34,0x22 </text:p>
      <text:p text:style-name="P8">9)10,2<text:tab/> </text:p>
      <text:p text:style-name="P8">10)41 </text:p>
      <text:p text:style-name="P8">11)61 </text:p>
      <text:p text:style-name="P8">12)10 </text:p>
      <text:p text:style-name="P8">13)ff </text:p>
      <text:p text:style-name="P8">14)B </text:p>
      <text:p text:style-name="P8">15)10 </text:p>
      <text:p text:style-name="P8">16)10 </text:p>
      <text:p text:style-name="P8">17)34 </text:p>
      <text:p text:style-name="P8">18)23 </text:p>
      <text:p text:style-name="P8">19)0 </text:p>
      <text:p text:style-name="P8">20)0,Garpage<text:tab/> </text:p>
      <text:p text:style-name="P8">21)212<text:tab/> </text:p>
      <text:p text:style-name="P8">22)%d,5<text:tab/> </text:p>
      <text:p text:style-name="P8">23)121 </text:p>
      <text:p text:style-name="P8">24)84<text:tab/> </text:p>
      <text:p text:style-name="P8">25)-32 </text:p>
      <text:p text:style-name="P8">26)10a </text:p>
      <text:p text:style-name="P8">27)ab/*cd*/ef <text:tab/><text:tab/> </text:p>
      <text:p text:style-name="P8">28)i </text:p>
      <text:p text:style-name="P8">29)Garpage,Garpage </text:p>
      <text:p text:style-name="P8">30)250<text:tab/> </text:p>
      <text:p text:style-name="P8">31)d </text:p>
      <text:p text:style-name="P8">32)12345 </text:p>
      <text:p text:style-name="P8">33)12345 </text:p>
      <text:p text:style-name="P8">34)x=97 </text:p>
      <text:p text:style-name="P8">35)compile error </text:p>
      <text:p text:style-name="P8">36)-1,-1 </text:p>
      <text:p text:style-name="P8">37)12 </text:p>
      <text:p text:style-name="P8">38)Garpage </text:p>
      <text:p text:style-name="P8">39)Garpage,20 </text:p>
      <text:p text:style-name="P8"><text:soft-page-break/>40)ffffffe1,37777777741 </text:p>
      <text:p text:style-name="P8">41)%% </text:p>
      <text:p text:style-name="P8">42)VectorIndia </text:p>
      <text:p text:style-name="P8">43)okctorindia.org,vectorindia.okg </text:p>
      <text:p text:style-name="P8">44)100 </text:p>
      <text:p text:style-name="P8">45)a<text:tab/> </text:p>
      <text:p text:style-name="P8">46)chennaivector </text:p>
      <text:p text:style-name="P8">47)65531 </text:p>
      <text:p text:style-name="P8">48)1.45 </text:p>
      <text:p text:style-name="P8">49)dvectorvetor </text:p>
      <text:p text:style-name="P8">50)rIndiavetor </text:p>
      <text:p text:style-name="P8">51)r vetor </text:p>
      <text:p text:style-name="P8">52)Hello World,Garpage </text:p>
      <text:p text:style-name="P8">53)3 </text:p>
      <text:p text:style-name="P8">54)crazyforcode </text:p>
      <text:p text:style-name="P8">55)D </text:p>
      <text:p text:style-name="P8">56)ha </text:p>
      <text:p text:style-name="P8">57)4 </text:p>
      <text:p text:style-name="P8">58)d </text:p>
      <text:p text:style-name="P8">59)4 </text:p>
      <text:p text:style-name="P8">60)C </text:p>
      <text:p text:style-name="P8">61)Yes<text:tab/><text:tab/> </text:p>
      <text:p text:style-name="P8">62)1 </text:p>
      <text:p text:style-name="P8"/>
      <text:p text:style-name="P8"/>
      <text:p text:style-name="P8"/>
      <text:p text:style-name="P8"/>
      <text:p text:style-name="P8">63)131 </text:p>
      <text:p text:style-name="P8">64)198.76 </text:p>
      <text:p text:style-name="P8">65)8 </text:p>
      <text:p text:style-name="P8">66)Garpage </text:p>
      <text:p text:style-name="P8">67)80,-102,2160 </text:p>
      <text:p text:style-name="P8">68)2,1 </text:p>
      <text:p text:style-name="P8">69)compile error<text:tab/> </text:p>
      <text:p text:style-name="P8">70)13 </text:p>
      <text:p text:style-name="P8">71)floating point exception </text:p>
      <text:p text:style-name="P8">72)24 </text:p>
      <text:p text:style-name="P8">73)*f </text:p>
      <text:p text:style-name="P8">74)1,0.8,0.75 </text:p>
      <text:p text:style-name="P8">75)100,50 </text:p>
      <text:p text:style-name="P8">76)Garpage,0 </text:p>
      <text:p text:style-name="P8">77)-1,1<text:tab/> </text:p>
      <text:p text:style-name="P8">78)2 </text:p>
      <text:p text:style-name="P8">79)121<text:tab/> </text:p>
      <text:p text:style-name="P8">80)7.000000,14.500000 </text:p>
      <text:p text:style-name="P8">81)80 </text:p>
      <text:p text:style-name="P8"/>
      <text:p text:style-name="P8"/>
      <text:p text:style-name="P8"/>
      <text:p text:style-name="P8"><text:soft-page-break/><text:s/></text:p>
      <text:p text:style-name="P8">82)10000 </text:p>
      <text:p text:style-name="P8">83)30,0,30 </text:p>
      <text:p text:style-name="P8">84)8 </text:p>
      <text:p text:style-name="P8">85)0 </text:p>
      <text:p text:style-name="P8">86)20 </text:p>
      <text:p text:style-name="P8">87)1 </text:p>
      <text:p text:style-name="P8">88)1 </text:p>
      <text:p text:style-name="P8">89)AA1,AABB1<text:tab/> </text:p>
      <text:p text:style-name="P8">90)1,2 </text:p>
      <text:p text:style-name="P8">91)0,1 </text:p>
      <text:p text:style-name="P8">92)1,0,1,1 </text:p>
      <text:p text:style-name="P8">93)0 </text:p>
      <text:p text:style-name="P8">94)compile error </text:p>
      <text:p text:style-name="P8">95)0 </text:p>
      <text:p text:style-name="P8">96)1 </text:p>
      <text:p text:style-name="P8"/>
      <text:p text:style-name="P8"/>
      <text:p text:style-name="P8"/>
      <text:p text:style-name="P8"/>
      <text:p text:style-name="P8">97)0 </text:p>
      <text:p text:style-name="P8">98)Garpage </text:p>
      <text:p text:style-name="P8">99)1 </text:p>
      <text:p text:style-name="P8">100)B </text:p>
      <text:p text:style-name="P8">101)245 </text:p>
      <text:p text:style-name="P8">102)ffffffdf </text:p>
      <text:p text:style-name="P8">103)ffff </text:p>
      <text:p text:style-name="P8">104)80,8,22,22,0 </text:p>
      <text:p text:style-name="P8">105)False </text:p>
      <text:p text:style-name="P8">106)7 </text:p>
      <text:p text:style-name="P8">107)12 1 12 <text:s/></text:p>
      <text:p text:style-name="P8">108)4 <text:s/>4 </text:p>
      <text:p text:style-name="P8">109)4 <text:s/>4 <text:s/></text:p>
      <text:p text:style-name="P8">110)13 <text:s/></text:p>
      <text:p text:style-name="P8">111)f </text:p>
      <text:p text:style-name="P8">112)compile error </text:p>
      <text:p text:style-name="P8">113)12,1 </text:p>
      <text:p text:style-name="P8">114)512 </text:p>
      <text:p text:style-name="P8">115)0 <text:s/></text:p>
      <text:p text:style-name="P8">116)1 </text:p>
      <text:p text:style-name="P8">117)3 </text:p>
      <text:p text:style-name="P8">118)35 </text:p>
      <text:p text:style-name="P8">119)3 </text:p>
      <text:p text:style-name="P8">120)1 </text:p>
      <text:p text:style-name="P8">121)0 </text:p>
      <text:p text:style-name="P8">122)14 </text:p>
      <text:p text:style-name="P8">123)1 </text:p>
      <text:p text:style-name="P8">124)2,4<text:tab/> </text:p>
      <text:p text:style-name="P8">125)2,1,3 </text:p>
      <text:p text:style-name="P8"><text:soft-page-break/>126)7 </text:p>
      <text:p text:style-name="P8">127)C </text:p>
      <text:p text:style-name="P8">128)fffffff0 </text:p>
      <text:p text:style-name="P8">129)c=15 </text:p>
      <text:p text:style-name="P8">130)1<text:tab/> </text:p>
      <text:p text:style-name="P8">131)2 </text:p>
      <text:p text:style-name="P8">132)2 </text:p>
      <text:p text:style-name="P8">133)4 </text:p>
      <text:p text:style-name="P8">134)1 </text:p>
      <text:p text:style-name="P8">135)0<text:tab/> </text:p>
      <text:p text:style-name="P8">136)4294967057<text:tab/> </text:p>
      <text:p text:style-name="P8">137)1 </text:p>
      <text:p text:style-name="P8">138)compile error<text:tab/> </text:p>
      <text:p text:style-name="P8">139)0 </text:p>
      <text:p text:style-name="P8">140)512 </text:p>
      <text:p text:style-name="P8">141)| </text:p>
      <text:p text:style-name="P8">142)ffff </text:p>
      <text:p text:style-name="P8">143)32 </text:p>
      <text:p text:style-name="P8"/>
      <text:p text:style-name="P8"/>
      <text:p text:style-name="P8"/>
      <text:p text:style-name="P8"/>
      <text:p text:style-name="P8">144)a=0,b=0,c=1,d=0 </text:p>
      <text:p text:style-name="P8">145)0 </text:p>
      <text:p text:style-name="P8"/>
      <text:p text:style-name="P8"/>
      <text:p text:style-name="P8"/>
      <text:p text:style-name="P8">146)4,15 </text:p>
      <text:p text:style-name="P8">147)8,4,8 </text:p>
      <text:p text:style-name="P8">148)4 </text:p>
      <text:p text:style-name="P8">149)4<text:tab/> </text:p>
      <text:p text:style-name="P8">150)97 </text:p>
      <text:p text:style-name="P8">151)4 </text:p>
      <text:p text:style-name="P8">152)5,4,4<text:tab/> </text:p>
      <text:p text:style-name="P8">153)1 </text:p>
      <text:p text:style-name="P8">154)4,4,8,1,4 </text:p>
      <text:p text:style-name="P8">155)4,8 </text:p>
      <text:p text:style-name="P8">156)compile error </text:p>
      <text:p text:style-name="P8">157)4 </text:p>
      <text:p text:style-name="P8">158)4 </text:p>
      <text:p text:style-name="P8"/>
      <text:p text:style-name="P8"/>
      <text:p text:style-name="P8"/>
      <text:p text:style-name="P8"/>
      <text:p text:style-name="P8">159)12,13,11,13 </text:p>
      <text:p text:style-name="P8"/>
      <text:p text:style-name="P8"/>
      <text:p text:style-name="P8"/>
      <text:p text:style-name="P8"/>
      <text:p text:style-name="P8"><text:soft-page-break/>160)46 </text:p>
      <text:p text:style-name="P8">161)9 </text:p>
      <text:p text:style-name="P8">162)E,69 </text:p>
      <text:p text:style-name="P8">163)2,1 </text:p>
      <text:p text:style-name="P8">164)compile error </text:p>
      <text:p text:style-name="P8">165)4 </text:p>
      <text:p text:style-name="P8">166)4,5,5,5,5 </text:p>
      <text:p text:style-name="P8">167)-3 </text:p>
      <text:p text:style-name="P8">168)2 </text:p>
      <text:p text:style-name="P8">169)-2 </text:p>
      <text:p text:style-name="P8">170)-2,2,0,1<text:tab/> </text:p>
      <text:p text:style-name="P8">171)3,4 </text:p>
      <text:p text:style-name="P8">172)compile errror </text:p>
      <text:p text:style-name="P8">173)4,5,5,5,5 </text:p>
      <text:p text:style-name="P8">174)12<text:tab/> </text:p>
      <text:p text:style-name="P8">175)1 </text:p>
      <text:p text:style-name="P8">176)0,0,1,3,1 </text:p>
      <text:p text:style-name="P8">177)11 </text:p>
      <text:p text:style-name="P8">178)Garpage </text:p>
      <text:p text:style-name="P8">179)Garpage<text:tab/> </text:p>
      <text:p text:style-name="P8">180)0,4294967295 </text:p>
      <text:p text:style-name="P8">181)compile error<text:tab/> </text:p>
      <text:p text:style-name="P8">182)1 </text:p>
      <text:p text:style-name="P8">183)3,4,4<text:tab/> </text:p>
      <text:p text:style-name="P8">184)5,4 </text:p>
      <text:p text:style-name="P8">185)5<text:tab/><text:tab/><text:tab/> </text:p>
      <text:p text:style-name="P8">186)compile error </text:p>
      <text:p text:style-name="P8">187)0,9<text:tab/><text:tab/> </text:p>
      <text:p text:style-name="P8">188)compile error </text:p>
      <text:p text:style-name="P8">189)14<text:tab/> </text:p>
      <text:p text:style-name="P8">190)9.000000<text:tab/> </text:p>
      <text:p text:style-name="P8">191)compile error </text:p>
      <text:p text:style-name="P8">192)406 </text:p>
      <text:p text:style-name="P8">193)80 </text:p>
      <text:p text:style-name="P8">194)E,69 </text:p>
      <text:p text:style-name="P8">195)compile error<text:tab/> </text:p>
      <text:p text:style-name="P8">196)21,23 </text:p>
      <text:p text:style-name="P8">197)-5<text:tab/> </text:p>
      <text:p text:style-name="P8">198)2,0,1,3<text:tab/> </text:p>
      <text:p text:style-name="P8">199)compile error </text:p>
      <text:p text:style-name="P8">200)63,33 </text:p>
      <text:p text:style-name="P8">201)compile error </text:p>
      <text:p text:style-name="P8">202)2 </text:p>
      <text:p text:style-name="P8">203)compile error </text:p>
      <text:p text:style-name="P8">204)compile error </text:p>
      <text:p text:style-name="P8">205)4,15<text:tab/><text:tab/> </text:p>
      <text:p text:style-name="P8">206)4++ </text:p>
      <text:p text:style-name="P8"/>
      <text:p text:style-name="P8"/>
      <text:p text:style-name="P8"><text:soft-page-break/></text:p>
      <text:p text:style-name="P8"/>
      <text:p text:style-name="P8">207)false </text:p>
      <text:p text:style-name="P8">208)3 </text:p>
      <text:p text:style-name="P8">209)10,7,7 </text:p>
      <text:p text:style-name="P8">210)1 </text:p>
      <text:p text:style-name="P8">211)20 </text:p>
      <text:p text:style-name="P8">212)1==1 is TRUE </text:p>
      <text:p text:style-name="P8">213)res=1 </text:p>
      <text:p text:style-name="P8">214)0<text:tab/> </text:p>
      <text:p text:style-name="P8">215)float<text:tab/> </text:p>
      <text:p text:style-name="P8">216)1 </text:p>
      <text:p text:style-name="P8">217)7 </text:p>
      <text:p text:style-name="P8"><text:tab/>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1T10:32:27.819804907</meta:creation-date>
    <dc:date>2020-01-24T11:56:45</dc:date>
    <meta:editing-duration>PT7H39M17S</meta:editing-duration>
    <meta:editing-cycles>134</meta:editing-cycles>
    <meta:generator>LibreOffice/3.5$Linux_X86_64 LibreOffice_project/350m1$Build-2</meta:generator>
    <meta:document-statistic meta:table-count="0" meta:image-count="0" meta:object-count="0" meta:page-count="38" meta:paragraph-count="1475" meta:word-count="2240" meta:character-count="17629" meta:non-whitespace-character-count="14403"/>
  </office:meta>
</office:document-meta>
</file>